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leObj6" manifest:media-type="application/octet-stream"/>
  <manifest:file-entry manifest:full-path="ObjectReplacements/OleObj1" manifest:media-type=""/>
  <manifest:file-entry manifest:full-path="ObjectReplacements/OleObj9"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bjectReplacements/OleObj6" manifest:media-type=""/>
  <manifest:file-entry manifest:full-path="ObjectReplacements/OleObj7" manifest:media-type=""/>
  <manifest:file-entry manifest:full-path="ObjectReplacements/OleObj8" manifest:media-type=""/>
  <manifest:file-entry manifest:full-path="ObjectReplacements/OleObj10" manifest:media-type=""/>
  <manifest:file-entry manifest:full-path="ObjectReplacements/OleObj11" manifest:media-type=""/>
  <manifest:file-entry manifest:full-path="ObjectReplacements/OleObj12" manifest:media-type=""/>
  <manifest:file-entry manifest:full-path="ObjectReplacements/OleObj13" manifest:media-type=""/>
  <manifest:file-entry manifest:full-path="ObjectReplacements/OleObj14" manifest:media-type=""/>
  <manifest:file-entry manifest:full-path="ObjectReplacements/OleObj15" manifest:media-type=""/>
  <manifest:file-entry manifest:full-path="ObjectReplacements/OleObj16" manifest:media-type=""/>
  <manifest:file-entry manifest:full-path="ObjectReplacements/OleObj17" manifest:media-type=""/>
  <manifest:file-entry manifest:full-path="ObjectReplacements/OleObj18" manifest:media-type=""/>
  <manifest:file-entry manifest:full-path="ObjectReplacements/OleObj19" manifest:media-type=""/>
  <manifest:file-entry manifest:full-path="OleObj1" manifest:media-type="application/octet-stream"/>
  <manifest:file-entry manifest:full-path="OleObj9" manifest:media-type="application/octet-stream"/>
  <manifest:file-entry manifest:full-path="OleObj2" manifest:media-type="application/octet-stream"/>
  <manifest:file-entry manifest:full-path="manifest.rdf" manifest:media-type="application/rdf+xml"/>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7" manifest:media-type="application/octet-stream"/>
  <manifest:file-entry manifest:full-path="OleObj8"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2cm" fo:margin-left="0cm" table:align="left" style:may-break-between-rows="true" style:writing-mode="lr-tb"/>
    </style:style>
    <style:style style:name="Tableau1.A" style:family="table-column">
      <style:table-column-properties style:column-width="5.667cm"/>
    </style:style>
    <style:style style:name="Tableau1.A1" style:family="table-cell">
      <style:table-cell-properties fo:background-color="#ffffff" fo:padding-left="0.097cm" fo:padding-right="0.097cm" fo:padding-top="0cm" fo:padding-bottom="0cm" fo:border="0.05pt solid #000000" fo:vertical-align="top">
        <style:background-image/>
      </style:table-cell-properties>
    </style:style>
    <style:style style:name="Tableau1.B1" style:family="table-cell">
      <style:table-cell-properties fo:background-color="#ffffff" fo:padding-left="0.097cm" fo:padding-right="0.097cm" fo:padding-top="0cm" fo:padding-bottom="0cm" fo:border="0.05pt solid #000000" fo:vertical-align="top">
        <style:background-image/>
      </style:table-cell-properties>
    </style:style>
    <style:style style:name="Tableau1.C1" style:family="table-cell">
      <style:table-cell-properties fo:background-color="#ffffff" fo:padding-left="0.097cm" fo:padding-right="0.097cm" fo:padding-top="0cm" fo:padding-bottom="0cm" fo:border="0.05pt solid #000000" fo:vertical-align="top">
        <style:background-image/>
      </style:table-cell-properties>
    </style:style>
    <style:style style:name="Tableau1.A2" style:family="table-cell">
      <style:table-cell-properties fo:background-color="#ffffff" fo:padding-left="0.097cm" fo:padding-right="0.097cm" fo:padding-top="0cm" fo:padding-bottom="0cm" fo:border="0.05pt solid #000000" fo:vertical-align="top">
        <style:background-image/>
      </style:table-cell-properties>
    </style:style>
    <style:style style:name="Tableau1.B2" style:family="table-cell">
      <style:table-cell-properties fo:background-color="#ffffff" fo:padding-left="0.097cm" fo:padding-right="0.097cm" fo:padding-top="0cm" fo:padding-bottom="0cm" fo:border="0.05pt solid #000000" fo:vertical-align="top">
        <style:background-image/>
      </style:table-cell-properties>
    </style:style>
    <style:style style:name="Tableau1.C2" style:family="table-cell">
      <style:table-cell-properties fo:background-color="#ffffff" fo:padding-left="0.097cm" fo:padding-right="0.097cm" fo:padding-top="0cm" fo:padding-bottom="0cm" fo:border="0.05pt solid #000000" fo:vertical-align="top">
        <style:background-image/>
      </style:table-cell-properties>
    </style:style>
    <style:style style:name="Tableau1.A3" style:family="table-cell">
      <style:table-cell-properties fo:background-color="#ffffff" fo:padding-left="0.097cm" fo:padding-right="0.097cm" fo:padding-top="0cm" fo:padding-bottom="0cm" fo:border="0.05pt solid #000000" fo:vertical-align="top">
        <style:background-image/>
      </style:table-cell-properties>
    </style:style>
    <style:style style:name="Tableau1.B3" style:family="table-cell">
      <style:table-cell-properties fo:background-color="#ffffff" fo:padding-left="0.097cm" fo:padding-right="0.097cm" fo:padding-top="0cm" fo:padding-bottom="0cm" fo:border="0.05pt solid #000000" fo:vertical-align="top">
        <style:background-image/>
      </style:table-cell-properties>
    </style:style>
    <style:style style:name="Tableau1.C3" style:family="table-cell">
      <style:table-cell-properties fo:background-color="#ffffff" fo:padding-left="0.097cm" fo:padding-right="0.097cm" fo:padding-top="0cm" fo:padding-bottom="0cm" fo:border="0.05pt solid #000000" fo:vertical-align="top">
        <style:background-image/>
      </style:table-cell-properties>
    </style:style>
    <style:style style:name="Tableau1.A4" style:family="table-cell">
      <style:table-cell-properties fo:background-color="#ffffff" fo:padding-left="0.097cm" fo:padding-right="0.097cm" fo:padding-top="0cm" fo:padding-bottom="0cm" fo:border="0.05pt solid #000000" fo:vertical-align="top">
        <style:background-image/>
      </style:table-cell-properties>
    </style:style>
    <style:style style:name="Tableau1.B4" style:family="table-cell">
      <style:table-cell-properties fo:background-color="#ffffff" fo:padding-left="0.097cm" fo:padding-right="0.097cm" fo:padding-top="0cm" fo:padding-bottom="0cm" fo:border="0.05pt solid #000000" fo:vertical-align="top">
        <style:background-image/>
      </style:table-cell-properties>
    </style:style>
    <style:style style:name="Tableau1.C4" style:family="table-cell">
      <style:table-cell-properties fo:background-color="#ffffff" fo:padding-left="0.097cm" fo:padding-right="0.097cm" fo:padding-top="0cm" fo:padding-bottom="0cm" fo:border="0.05pt solid #000000" fo:vertical-align="top">
        <style:background-image/>
      </style:table-cell-properties>
    </style:style>
    <style:style style:name="Tableau2" style:family="table">
      <style:table-properties style:width="17.013cm" fo:margin-left="0cm" table:align="left" style:may-break-between-rows="true" style:writing-mode="lr-tb"/>
    </style:style>
    <style:style style:name="Tableau2.A" style:family="table-column">
      <style:table-column-properties style:column-width="3.678cm"/>
    </style:style>
    <style:style style:name="Tableau2.B" style:family="table-column">
      <style:table-column-properties style:column-width="3.122cm"/>
    </style:style>
    <style:style style:name="Tableau2.C" style:family="table-column">
      <style:table-column-properties style:column-width="3.399cm"/>
    </style:style>
    <style:style style:name="Tableau2.D" style:family="table-column">
      <style:table-column-properties style:column-width="3.401cm"/>
    </style:style>
    <style:style style:name="Tableau2.E" style:family="table-column">
      <style:table-column-properties style:column-width="3.413cm"/>
    </style:style>
    <style:style style:name="Tableau2.A1"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 style:family="table-cell">
      <style:table-cell-properties fo:background-color="#ffffff" fo:padding-left="0.097cm" fo:padding-right="0.097cm" fo:padding-top="0cm" fo:padding-bottom="0cm" fo:border="0.05pt solid #000000" fo:vertical-align="top">
        <style:background-image/>
      </style:table-cell-properties>
    </style:style>
    <style:style style:name="Tableau2.A4" style:family="table-cell">
      <style:table-cell-properties fo:background-color="#ffffff" fo:padding-left="0.097cm" fo:padding-right="0.097cm" fo:padding-top="0cm" fo:padding-bottom="0cm" fo:border="0.05pt solid #000000" fo:vertical-align="top">
        <style:background-image/>
      </style:table-cell-properties>
    </style:style>
    <style:style style:name="Tableau2.B4" style:family="table-cell">
      <style:table-cell-properties fo:background-color="#ffffff" fo:padding-left="0.097cm" fo:padding-right="0.097cm" fo:padding-top="0cm" fo:padding-bottom="0cm" fo:border="0.05pt solid #000000" fo:vertical-align="top">
        <style:background-image/>
      </style:table-cell-properties>
    </style:style>
    <style:style style:name="Tableau2.C4" style:family="table-cell">
      <style:table-cell-properties fo:background-color="#ffffff" fo:padding-left="0.097cm" fo:padding-right="0.097cm" fo:padding-top="0cm" fo:padding-bottom="0cm" fo:border="0.05pt solid #000000" fo:vertical-align="top">
        <style:background-image/>
      </style:table-cell-properties>
    </style:style>
    <style:style style:name="Tableau2.D4" style:family="table-cell">
      <style:table-cell-properties fo:background-color="#ffffff" fo:padding-left="0.097cm" fo:padding-right="0.097cm" fo:padding-top="0cm" fo:padding-bottom="0cm" fo:border="0.05pt solid #000000" fo:vertical-align="top">
        <style:background-image/>
      </style:table-cell-properties>
    </style:style>
    <style:style style:name="Tableau2.E4" style:family="table-cell">
      <style:table-cell-properties fo:background-color="#ffffff" fo:padding-left="0.097cm" fo:padding-right="0.097cm" fo:padding-top="0cm" fo:padding-bottom="0cm" fo:border="0.05pt solid #000000" fo:vertical-align="top">
        <style:background-image/>
      </style:table-cell-properties>
    </style:style>
    <style:style style:name="Tableau2.A5" style:family="table-cell">
      <style:table-cell-properties fo:background-color="#ffffff" fo:padding-left="0.097cm" fo:padding-right="0.097cm" fo:padding-top="0cm" fo:padding-bottom="0cm" fo:border="0.05pt solid #000000" fo:vertical-align="top">
        <style:background-image/>
      </style:table-cell-properties>
    </style:style>
    <style:style style:name="Tableau2.B5" style:family="table-cell">
      <style:table-cell-properties fo:background-color="#ffffff" fo:padding-left="0.097cm" fo:padding-right="0.097cm" fo:padding-top="0cm" fo:padding-bottom="0cm" fo:border="0.05pt solid #000000" fo:vertical-align="top">
        <style:background-image/>
      </style:table-cell-properties>
    </style:style>
    <style:style style:name="Tableau2.C5" style:family="table-cell">
      <style:table-cell-properties fo:background-color="#ffffff" fo:padding-left="0.097cm" fo:padding-right="0.097cm" fo:padding-top="0cm" fo:padding-bottom="0cm" fo:border="0.05pt solid #000000" fo:vertical-align="top">
        <style:background-image/>
      </style:table-cell-properties>
    </style:style>
    <style:style style:name="Tableau2.D5" style:family="table-cell">
      <style:table-cell-properties fo:background-color="#ffffff" fo:padding-left="0.097cm" fo:padding-right="0.097cm" fo:padding-top="0cm" fo:padding-bottom="0cm" fo:border="0.05pt solid #000000" fo:vertical-align="top">
        <style:background-image/>
      </style:table-cell-properties>
    </style:style>
    <style:style style:name="Tableau2.E5" style:family="table-cell">
      <style:table-cell-properties fo:background-color="#ffffff" fo:padding-left="0.097cm" fo:padding-right="0.097cm" fo:padding-top="0cm" fo:padding-bottom="0cm" fo:border="0.05pt solid #000000" fo:vertical-align="top">
        <style:background-image/>
      </style:table-cell-properties>
    </style:style>
    <style:style style:name="Tableau2.A6" style:family="table-cell">
      <style:table-cell-properties fo:background-color="#ffffff" fo:padding-left="0.097cm" fo:padding-right="0.097cm" fo:padding-top="0cm" fo:padding-bottom="0cm" fo:border="0.05pt solid #000000" fo:vertical-align="top">
        <style:background-image/>
      </style:table-cell-properties>
    </style:style>
    <style:style style:name="Tableau2.B6" style:family="table-cell">
      <style:table-cell-properties fo:background-color="#ffffff" fo:padding-left="0.097cm" fo:padding-right="0.097cm" fo:padding-top="0cm" fo:padding-bottom="0cm" fo:border="0.05pt solid #000000" fo:vertical-align="top">
        <style:background-image/>
      </style:table-cell-properties>
    </style:style>
    <style:style style:name="Tableau2.C6" style:family="table-cell">
      <style:table-cell-properties fo:background-color="#ffffff" fo:padding-left="0.097cm" fo:padding-right="0.097cm" fo:padding-top="0cm" fo:padding-bottom="0cm" fo:border="0.05pt solid #000000" fo:vertical-align="top">
        <style:background-image/>
      </style:table-cell-properties>
    </style:style>
    <style:style style:name="Tableau2.D6" style:family="table-cell">
      <style:table-cell-properties fo:background-color="#ffffff" fo:padding-left="0.097cm" fo:padding-right="0.097cm" fo:padding-top="0cm" fo:padding-bottom="0cm" fo:border="0.05pt solid #000000" fo:vertical-align="top">
        <style:background-image/>
      </style:table-cell-properties>
    </style:style>
    <style:style style:name="Tableau2.E6" style:family="table-cell">
      <style:table-cell-properties fo:background-color="#ffffff" fo:padding-left="0.097cm" fo:padding-right="0.097cm" fo:padding-top="0cm" fo:padding-bottom="0cm" fo:border="0.05pt solid #000000" fo:vertical-align="top">
        <style:background-image/>
      </style:table-cell-properties>
    </style:style>
    <style:style style:name="Tableau2.A7" style:family="table-cell">
      <style:table-cell-properties fo:background-color="#ffffff" fo:padding-left="0.097cm" fo:padding-right="0.097cm" fo:padding-top="0cm" fo:padding-bottom="0cm" fo:border="0.05pt solid #000000" fo:vertical-align="top">
        <style:background-image/>
      </style:table-cell-properties>
    </style:style>
    <style:style style:name="Tableau2.B7" style:family="table-cell">
      <style:table-cell-properties fo:background-color="#ffffff" fo:padding-left="0.097cm" fo:padding-right="0.097cm" fo:padding-top="0cm" fo:padding-bottom="0cm" fo:border="0.05pt solid #000000" fo:vertical-align="top">
        <style:background-image/>
      </style:table-cell-properties>
    </style:style>
    <style:style style:name="Tableau2.C7" style:family="table-cell">
      <style:table-cell-properties fo:background-color="#ffffff" fo:padding-left="0.097cm" fo:padding-right="0.097cm" fo:padding-top="0cm" fo:padding-bottom="0cm" fo:border="0.05pt solid #000000" fo:vertical-align="top">
        <style:background-image/>
      </style:table-cell-properties>
    </style:style>
    <style:style style:name="Tableau2.D7" style:family="table-cell">
      <style:table-cell-properties fo:background-color="#ffffff" fo:padding-left="0.097cm" fo:padding-right="0.097cm" fo:padding-top="0cm" fo:padding-bottom="0cm" fo:border="0.05pt solid #000000" fo:vertical-align="top">
        <style:background-image/>
      </style:table-cell-properties>
    </style:style>
    <style:style style:name="Tableau2.E7" style:family="table-cell">
      <style:table-cell-properties fo:background-color="#ffffff" fo:padding-left="0.097cm" fo:padding-right="0.097cm" fo:padding-top="0cm" fo:padding-bottom="0cm" fo:border="0.05pt solid #000000" fo:vertical-align="top">
        <style:background-image/>
      </style:table-cell-properties>
    </style:style>
    <style:style style:name="Tableau2.A8" style:family="table-cell">
      <style:table-cell-properties fo:background-color="#ffffff" fo:padding-left="0.097cm" fo:padding-right="0.097cm" fo:padding-top="0cm" fo:padding-bottom="0cm" fo:border="0.05pt solid #000000" fo:vertical-align="top">
        <style:background-image/>
      </style:table-cell-properties>
    </style:style>
    <style:style style:name="Tableau2.B8" style:family="table-cell">
      <style:table-cell-properties fo:background-color="#ffffff" fo:padding-left="0.097cm" fo:padding-right="0.097cm" fo:padding-top="0cm" fo:padding-bottom="0cm" fo:border="0.05pt solid #000000" fo:vertical-align="top">
        <style:background-image/>
      </style:table-cell-properties>
    </style:style>
    <style:style style:name="Tableau2.C8" style:family="table-cell">
      <style:table-cell-properties fo:background-color="#ffffff" fo:padding-left="0.097cm" fo:padding-right="0.097cm" fo:padding-top="0cm" fo:padding-bottom="0cm" fo:border="0.05pt solid #000000" fo:vertical-align="top">
        <style:background-image/>
      </style:table-cell-properties>
    </style:style>
    <style:style style:name="Tableau2.D8" style:family="table-cell">
      <style:table-cell-properties fo:background-color="#ffffff" fo:padding-left="0.097cm" fo:padding-right="0.097cm" fo:padding-top="0cm" fo:padding-bottom="0cm" fo:border="0.05pt solid #000000" fo:vertical-align="top">
        <style:background-image/>
      </style:table-cell-properties>
    </style:style>
    <style:style style:name="Tableau2.E8" style:family="table-cell">
      <style:table-cell-properties fo:background-color="#ffffff" fo:padding-left="0.097cm" fo:padding-right="0.097cm" fo:padding-top="0cm" fo:padding-bottom="0cm" fo:border="0.05pt solid #000000" fo:vertical-align="top">
        <style:background-image/>
      </style:table-cell-properties>
    </style:style>
    <style:style style:name="Tableau2.A9" style:family="table-cell">
      <style:table-cell-properties fo:background-color="#ffffff" fo:padding-left="0.097cm" fo:padding-right="0.097cm" fo:padding-top="0cm" fo:padding-bottom="0cm" fo:border="0.05pt solid #000000" fo:vertical-align="top">
        <style:background-image/>
      </style:table-cell-properties>
    </style:style>
    <style:style style:name="Tableau2.B9" style:family="table-cell">
      <style:table-cell-properties fo:background-color="#ffffff" fo:padding-left="0.097cm" fo:padding-right="0.097cm" fo:padding-top="0cm" fo:padding-bottom="0cm" fo:border="0.05pt solid #000000" fo:vertical-align="top">
        <style:background-image/>
      </style:table-cell-properties>
    </style:style>
    <style:style style:name="Tableau2.C9" style:family="table-cell">
      <style:table-cell-properties fo:background-color="#ffffff" fo:padding-left="0.097cm" fo:padding-right="0.097cm" fo:padding-top="0cm" fo:padding-bottom="0cm" fo:border="0.05pt solid #000000" fo:vertical-align="top">
        <style:background-image/>
      </style:table-cell-properties>
    </style:style>
    <style:style style:name="Tableau2.D9" style:family="table-cell">
      <style:table-cell-properties fo:background-color="#ffffff" fo:padding-left="0.097cm" fo:padding-right="0.097cm" fo:padding-top="0cm" fo:padding-bottom="0cm" fo:border="0.05pt solid #000000" fo:vertical-align="top">
        <style:background-image/>
      </style:table-cell-properties>
    </style:style>
    <style:style style:name="Tableau2.E9"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0"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0"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0"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0"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0"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1"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1"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1"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1"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1"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2"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2"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2"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2"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2"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3"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3"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3"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3"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3"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4"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4"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4"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4"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4"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5"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5"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5"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5"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5"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6"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6"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6"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6"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6"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7"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7"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7"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7"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7"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8"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8"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8"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8"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8" style:family="table-cell">
      <style:table-cell-properties fo:background-color="#ffffff" fo:padding-left="0.097cm" fo:padding-right="0.097cm" fo:padding-top="0cm" fo:padding-bottom="0cm" fo:border="0.05pt solid #000000" fo:vertical-align="top">
        <style:background-image/>
      </style:table-cell-properties>
    </style:style>
    <style:style style:name="Tableau2.A19" style:family="table-cell">
      <style:table-cell-properties fo:background-color="#ffffff" fo:padding-left="0.097cm" fo:padding-right="0.097cm" fo:padding-top="0cm" fo:padding-bottom="0cm" fo:border="0.05pt solid #000000" fo:vertical-align="top">
        <style:background-image/>
      </style:table-cell-properties>
    </style:style>
    <style:style style:name="Tableau2.B19" style:family="table-cell">
      <style:table-cell-properties fo:background-color="#ffffff" fo:padding-left="0.097cm" fo:padding-right="0.097cm" fo:padding-top="0cm" fo:padding-bottom="0cm" fo:border="0.05pt solid #000000" fo:vertical-align="top">
        <style:background-image/>
      </style:table-cell-properties>
    </style:style>
    <style:style style:name="Tableau2.C19" style:family="table-cell">
      <style:table-cell-properties fo:background-color="#ffffff" fo:padding-left="0.097cm" fo:padding-right="0.097cm" fo:padding-top="0cm" fo:padding-bottom="0cm" fo:border="0.05pt solid #000000" fo:vertical-align="top">
        <style:background-image/>
      </style:table-cell-properties>
    </style:style>
    <style:style style:name="Tableau2.D19" style:family="table-cell">
      <style:table-cell-properties fo:background-color="#ffffff" fo:padding-left="0.097cm" fo:padding-right="0.097cm" fo:padding-top="0cm" fo:padding-bottom="0cm" fo:border="0.05pt solid #000000" fo:vertical-align="top">
        <style:background-image/>
      </style:table-cell-properties>
    </style:style>
    <style:style style:name="Tableau2.E19"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0"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0"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0"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0"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0"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1"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1"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1"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1"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1"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2"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2"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2"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2"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2"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3"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3"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3"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3"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3"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4"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4"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4"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4"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4"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5"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5"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5"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5"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5"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6"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6"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6"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6"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6"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7"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7"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7"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7"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7"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8"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8"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8"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8"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8" style:family="table-cell">
      <style:table-cell-properties fo:background-color="#ffffff" fo:padding-left="0.097cm" fo:padding-right="0.097cm" fo:padding-top="0cm" fo:padding-bottom="0cm" fo:border="0.05pt solid #000000" fo:vertical-align="top">
        <style:background-image/>
      </style:table-cell-properties>
    </style:style>
    <style:style style:name="Tableau2.A29" style:family="table-cell">
      <style:table-cell-properties fo:background-color="#ffffff" fo:padding-left="0.097cm" fo:padding-right="0.097cm" fo:padding-top="0cm" fo:padding-bottom="0cm" fo:border="0.05pt solid #000000" fo:vertical-align="top">
        <style:background-image/>
      </style:table-cell-properties>
    </style:style>
    <style:style style:name="Tableau2.B29" style:family="table-cell">
      <style:table-cell-properties fo:background-color="#ffffff" fo:padding-left="0.097cm" fo:padding-right="0.097cm" fo:padding-top="0cm" fo:padding-bottom="0cm" fo:border="0.05pt solid #000000" fo:vertical-align="top">
        <style:background-image/>
      </style:table-cell-properties>
    </style:style>
    <style:style style:name="Tableau2.C29" style:family="table-cell">
      <style:table-cell-properties fo:background-color="#ffffff" fo:padding-left="0.097cm" fo:padding-right="0.097cm" fo:padding-top="0cm" fo:padding-bottom="0cm" fo:border="0.05pt solid #000000" fo:vertical-align="top">
        <style:background-image/>
      </style:table-cell-properties>
    </style:style>
    <style:style style:name="Tableau2.D29" style:family="table-cell">
      <style:table-cell-properties fo:background-color="#ffffff" fo:padding-left="0.097cm" fo:padding-right="0.097cm" fo:padding-top="0cm" fo:padding-bottom="0cm" fo:border="0.05pt solid #000000" fo:vertical-align="top">
        <style:background-image/>
      </style:table-cell-properties>
    </style:style>
    <style:style style:name="Tableau2.E29"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0"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0"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0"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0"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0"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1"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1"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1"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1"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1"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2"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2"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2"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2"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2"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3"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3"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3"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3"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3"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4"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4"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4"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4"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4"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5"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5"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5"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5"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5"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6"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6"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6"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6"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6" style:family="table-cell">
      <style:table-cell-properties fo:background-color="#ffffff" fo:padding-left="0.097cm" fo:padding-right="0.097cm" fo:padding-top="0cm" fo:padding-bottom="0cm" fo:border="0.05pt solid #000000" fo:vertical-align="top">
        <style:background-image/>
      </style:table-cell-properties>
    </style:style>
    <style:style style:name="Tableau2.A37" style:family="table-cell">
      <style:table-cell-properties fo:background-color="#ffffff" fo:padding-left="0.097cm" fo:padding-right="0.097cm" fo:padding-top="0cm" fo:padding-bottom="0cm" fo:border="0.05pt solid #000000" fo:vertical-align="top">
        <style:background-image/>
      </style:table-cell-properties>
    </style:style>
    <style:style style:name="Tableau2.B37" style:family="table-cell">
      <style:table-cell-properties fo:background-color="#ffffff" fo:padding-left="0.097cm" fo:padding-right="0.097cm" fo:padding-top="0cm" fo:padding-bottom="0cm" fo:border="0.05pt solid #000000" fo:vertical-align="top">
        <style:background-image/>
      </style:table-cell-properties>
    </style:style>
    <style:style style:name="Tableau2.C37" style:family="table-cell">
      <style:table-cell-properties fo:background-color="#ffffff" fo:padding-left="0.097cm" fo:padding-right="0.097cm" fo:padding-top="0cm" fo:padding-bottom="0cm" fo:border="0.05pt solid #000000" fo:vertical-align="top">
        <style:background-image/>
      </style:table-cell-properties>
    </style:style>
    <style:style style:name="Tableau2.D37" style:family="table-cell">
      <style:table-cell-properties fo:background-color="#ffffff" fo:padding-left="0.097cm" fo:padding-right="0.097cm" fo:padding-top="0cm" fo:padding-bottom="0cm" fo:border="0.05pt solid #000000" fo:vertical-align="top">
        <style:background-image/>
      </style:table-cell-properties>
    </style:style>
    <style:style style:name="Tableau2.E37" style:family="table-cell">
      <style:table-cell-properties fo:background-color="#ffffff" fo:padding-left="0.097cm" fo:padding-right="0.097cm" fo:padding-top="0cm" fo:padding-bottom="0cm" fo:border="0.05pt solid #000000" fo:vertical-align="top">
        <style:background-image/>
      </style:table-cell-properties>
    </style:style>
    <style:style style:name="P1" style:family="paragraph" style:parent-style-name="Standard">
      <style:paragraph-properties fo:margin-top="0cm" fo:margin-bottom="0.212cm" loext:contextual-spacing="false" fo:line-height="100%" fo:text-align="start"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423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423cm" fo:margin-bottom="0.212cm" loext:contextual-spacing="false" fo:line-height="100%" fo:text-align="center" style:justify-single-word="false"/>
      <style:text-properties style:use-window-font-color="true" style:font-name="Calibri1" fo:font-size="11pt" fo:font-weight="normal" officeooo:rsid="000cfd00" officeooo:paragraph-rsid="000cfd00" fo:background-color="transparent" style:font-name-asian="Calibri1" style:font-name-complex="Calibri1"/>
    </style:style>
    <style:style style:name="P6" style:family="paragraph" style:parent-style-name="Standard">
      <style:paragraph-properties fo:margin-top="0.423cm" fo:margin-bottom="0.212cm" loext:contextual-spacing="false" fo:line-height="100%" fo:text-align="start" style:justify-single-word="false"/>
      <style:text-properties style:use-window-font-color="true" style:font-name="Arial" fo:font-size="16pt" fo:font-weight="bold" fo:background-color="transparent" style:font-name-asian="Arial" style:font-name-complex="Arial"/>
    </style:style>
    <style:style style:name="P7" style:family="paragraph" style:parent-style-name="Standard">
      <style:paragraph-properties fo:margin-top="0.423cm" fo:margin-bottom="0.212cm" loext:contextual-spacing="false" fo:line-height="100%" fo:text-align="center" style:justify-single-word="false"/>
      <style:text-properties style:use-window-font-color="true" style:font-name="Arial" fo:font-size="14pt" fo:font-weight="bold" fo:background-color="transparent" style:font-name-asian="Arial" style:font-name-complex="Arial"/>
    </style:style>
    <style:style style:name="P8" style:family="paragraph" style:parent-style-name="Standard">
      <style:paragraph-properties fo:margin-top="0.423cm" fo:margin-bottom="0.212cm" loext:contextual-spacing="false" fo:line-height="100%" fo:text-align="start" style:justify-single-word="false"/>
      <style:text-properties style:use-window-font-color="true" style:font-name="Arial" fo:font-size="14pt" fo:font-weight="bold" fo:background-color="transparent" style:font-name-asian="Arial" style:font-name-complex="Arial"/>
    </style:style>
    <style:style style:name="P9" style:family="paragraph" style:parent-style-name="Standard">
      <style:paragraph-properties fo:margin-top="0.423cm" fo:margin-bottom="0.212cm" loext:contextual-spacing="false" fo:line-height="100%" fo:text-align="start" style:justify-single-word="false"/>
      <style:text-properties style:use-window-font-color="true" style:font-name="Arial" fo:font-size="14pt" fo:font-style="italic" fo:font-weight="bold" fo:background-color="transparent" style:font-name-asian="Arial" style:font-name-complex="Arial"/>
    </style:style>
    <style:style style:name="P10" style:family="paragraph" style:parent-style-name="Standard">
      <style:paragraph-properties fo:margin-top="0.423cm" fo:margin-bottom="0.212cm" loext:contextual-spacing="false" fo:line-height="100%" fo:text-align="start" style:justify-single-word="false"/>
      <style:text-properties style:use-window-font-color="true" style:font-name="Arial" fo:font-size="14pt" fo:font-weight="normal" fo:background-color="transparent" style:font-name-asian="Arial" style:font-name-complex="Arial"/>
    </style:style>
    <style:style style:name="P11" style:family="paragraph" style:parent-style-name="Standard">
      <style:paragraph-properties fo:margin-top="0cm" fo:margin-bottom="0.212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212cm" loext:contextual-spacing="false" fo:line-height="100%" fo:text-align="center" style:justify-single-word="false"/>
      <style:text-properties style:use-window-font-color="true" style:font-name="Times New Roman" fo:font-size="66pt" fo:font-weight="normal" fo:background-color="transparent" style:font-name-asian="Times New Roman" style:font-name-complex="Times New Roman"/>
    </style:style>
    <style:style style:name="P14" style:family="paragraph" style:parent-style-name="Standard">
      <style:paragraph-properties fo:margin-top="0cm" fo:margin-bottom="0.212cm" loext:contextual-spacing="false" fo:line-height="100%" fo:text-align="center" style:justify-single-word="false"/>
      <style:text-properties style:use-window-font-color="true" style:font-name="Times New Roman" fo:font-size="20pt" fo:font-weight="normal" fo:background-color="transparent" style:font-name-asian="Times New Roman" style:font-name-complex="Times New Roman"/>
    </style:style>
    <style:style style:name="P15" style:family="paragraph" style:parent-style-name="Standard">
      <style:paragraph-properties fo:margin-top="0cm" fo:margin-bottom="0.212cm" loext:contextual-spacing="false" fo:line-height="100%" fo:text-align="center" style:justify-single-word="false"/>
      <style:text-properties style:use-window-font-color="true" style:font-name="Times New Roman" fo:font-size="13pt" fo:font-weight="normal" fo:background-color="transparent" style:font-name-asian="Times New Roman" style:font-name-complex="Times New Roman"/>
    </style:style>
    <style:style style:name="P16" style:family="paragraph" style:parent-style-name="Standard">
      <style:paragraph-properties fo:margin-top="0cm" fo:margin-bottom="0.212cm"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paragraph-properties fo:margin-top="0cm" fo:margin-bottom="0.212cm" loext:contextual-spacing="false" fo:line-height="100%" fo:text-align="start" style:justify-single-word="false"/>
      <style:text-properties style:use-window-font-color="true" style:font-name="Times New Roman" fo:font-size="12pt" fo:font-style="italic" fo:font-weight="normal" fo:background-color="#ff3333" style:font-name-asian="Times New Roman" style:font-name-complex="Times New Roman"/>
    </style:style>
    <style:style style:name="P18"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paragraph-properties fo:line-height="100%" fo:text-align="start" style:justify-single-word="false">
        <style:tab-stops>
          <style:tab-stop style:position="17cm" style:type="right" style:leader-style="dotted" style:leader-text="."/>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22" style:family="paragraph" style:parent-style-name="Standard">
      <style:paragraph-properties fo:line-height="100%" fo:text-align="start" style:justify-single-word="false"/>
      <style:text-properties style:use-window-font-color="true" style:font-name="Times New Roman" fo:font-size="13pt" fo:font-weight="normal" fo:background-color="transparent" style:font-name-asian="Times New Roman" style:font-name-complex="Times New Roman"/>
    </style:style>
    <style:style style:name="P23" style:family="paragraph" style:parent-style-name="Standard">
      <style:paragraph-properties fo:line-height="100%" fo:text-align="start" style:justify-single-word="false"/>
      <style:text-properties style:use-window-font-color="true" style:font-name="Times New Roman" fo:font-size="13pt" fo:font-style="italic" fo:font-weight="bold" fo:background-color="transparent" style:font-name-asian="Times New Roman" style:font-name-complex="Times New Roman"/>
    </style:style>
    <style:style style:name="P2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line-height="100%" fo:text-align="start" style:justify-single-word="false">
        <style:tab-stops>
          <style:tab-stop style:position="2.302cm"/>
          <style:tab-stop style:position="2.355cm"/>
        </style:tab-stops>
      </style:paragraph-properties>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paragraph-properties fo:line-height="100%" fo:text-align="center" style:justify-single-word="false"/>
      <style:text-properties style:use-window-font-color="true" style:font-name="Arial" fo:font-size="14pt" fo:font-weight="bold" fo:background-color="transparent" style:font-name-asian="Arial" style:font-name-complex="Arial"/>
    </style:style>
    <style:style style:name="P28" style:family="paragraph" style:parent-style-name="Standard">
      <style:paragraph-properties fo:line-height="100%" fo:text-align="center" style:justify-single-word="false"/>
      <style:text-properties style:use-window-font-color="true" style:font-name="Arial" fo:font-size="11pt" fo:font-weight="bold" fo:background-color="transparent" style:font-name-asian="Arial" style:font-name-complex="Arial"/>
    </style:style>
    <style:style style:name="P29" style:family="paragraph" style:parent-style-name="Standard">
      <style:paragraph-properties fo:line-height="100%" fo:text-align="center" style:justify-single-word="false"/>
      <style:text-properties style:use-window-font-color="true" style:font-name="Arial" fo:font-size="11pt" fo:font-weight="normal" fo:background-color="transparent" style:font-name-asian="Arial" style:font-name-complex="Arial"/>
    </style:style>
    <style:style style:name="P30" style:family="paragraph" style:parent-style-name="Standard">
      <style:paragraph-properties fo:line-height="100%" fo:text-align="center" style:justify-single-word="false"/>
      <style:text-properties style:use-window-font-color="true" style:font-name="Arial" fo:font-size="10pt" fo:font-style="italic" fo:font-weight="normal" fo:background-color="transparent" style:font-name-asian="Arial" style:font-name-complex="Arial"/>
    </style:style>
    <style:style style:name="P31" style:family="paragraph" style:parent-style-name="Standard">
      <style:paragraph-properties fo:line-height="100%" fo:text-align="center" style:justify-single-word="false"/>
      <style:text-properties style:use-window-font-color="true" style:font-name="Arial" fo:font-size="12pt" fo:font-weight="normal" fo:background-color="transparent" style:font-name-asian="Arial" style:font-name-complex="Arial"/>
    </style:style>
    <style:style style:name="P32" style:family="paragraph" style:parent-style-name="Standard">
      <style:paragraph-properties fo:line-height="100%" fo:text-align="center" style:justify-single-word="false"/>
      <style:text-properties style:use-window-font-color="true" style:font-name="Arial" fo:font-size="10.5pt" fo:font-weight="normal" fo:background-color="transparent" style:font-name-asian="Arial" style:font-name-complex="Arial"/>
    </style:style>
    <style:style style:name="P33" style:family="paragraph" style:parent-style-name="Standard">
      <style:paragraph-properties fo:margin-left="0.499cm" fo:margin-right="0cm" fo:line-height="100%" fo:text-align="justify" style:justify-single-word="false" fo:text-indent="0cm" style:auto-text-indent="false">
        <style:tab-stops>
          <style:tab-stop style:position="16.002cm" style:type="right" style:leader-style="dotted" style:leader-text="."/>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34" style:family="paragraph" style:parent-style-name="Standard">
      <style:paragraph-properties fo:margin-left="0.998cm" fo:margin-right="0cm" fo:line-height="100%" fo:text-align="start" style:justify-single-word="false" fo:text-indent="0cm" style:auto-text-indent="false">
        <style:tab-stops>
          <style:tab-stop style:position="15.004cm" style:type="right" style:leader-style="dotted" style:leader-text="."/>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35" style:family="paragraph" style:parent-style-name="Standard">
      <style:paragraph-properties fo:margin-left="1.498cm" fo:margin-right="0cm" fo:line-height="100%" fo:text-align="start" style:justify-single-word="false" fo:text-indent="0cm" style:auto-text-indent="false">
        <style:tab-stops>
          <style:tab-stop style:position="14.005cm" style:type="right" style:leader-style="dotted" style:leader-text="."/>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36"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3pt" fo:font-weight="normal" fo:background-color="transparent" style:font-name-asian="Times New Roman" style:font-name-complex="Times New Roman"/>
    </style:style>
    <style:style style:name="P37"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Times New Roman" fo:font-size="13pt" fo:font-weight="normal" fo:background-color="transparent" loext:char-shading-value="0" style:font-name-asian="Times New Roman" style:font-name-complex="Times New Roman"/>
    </style:style>
    <style:style style:name="T3" style:family="text">
      <style:text-properties style:use-window-font-color="true" style:font-name="Times New Roman" fo:font-size="13pt" fo:font-weight="bold" fo:background-color="transparent" loext:char-shading-value="0" style:font-name-asian="Times New Roman" style:font-name-complex="Times New Roman"/>
    </style:style>
    <style:style style:name="T4" style:family="text">
      <style:text-properties style:use-window-font-color="true" style:font-name="Times New Roman" fo:font-size="13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5"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6"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7" style:family="text">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8" style:family="text">
      <style:text-properties style:use-window-font-color="true" style:font-name="Times New Roman" fo:font-size="12pt" fo:font-style="italic" fo:font-weight="normal" fo:background-color="transparent" loext:char-shading-value="0" style:font-name-asian="Times New Roman" style:font-name-complex="Times New Roman"/>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ik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CAHIER DES CHARGES</text:p>
      <text:p text:style-name="P11"/>
      <text:p text:style-name="P14">version 0.1</text:p>
      <text:p text:style-name="P11"/>
      <text:p text:style-name="P11"/>
      <text:p text:style-name="P11"/>
      <text:p text:style-name="P11"/>
      <text:p text:style-name="P15">Participants au projet</text:p>
      <text:p text:style-name="P15">Alexie, Mike, Stéphane, Lila, Aaron</text:p>
      <text:p text:style-name="P4"/>
      <text:p text:style-name="P6">Sommaire</text:p>
      <text:p text:style-name="P19">TABLEAU DES ACTIVITÉS &amp; MODIFICATIONS<text:tab/>3</text:p>
      <text:p text:style-name="P19">CONTEXTE<text:tab/>4</text:p>
      <text:p text:style-name="P33">Préambule<text:tab/>4</text:p>
      <text:p text:style-name="P19">Présentation du projet : contexte, objectifs et clientèle ciblée<text:tab/>5</text:p>
      <text:p text:style-name="P19">OBJECTIF(S)<text:tab/>6</text:p>
      <text:p text:style-name="P33">PAGE D'ACCUEIL<text:tab/>7</text:p>
      <text:p text:style-name="P34"><text:soft-page-break/>Schématisation de la page d'accueil<text:tab/>8</text:p>
      <text:p text:style-name="P33">Page d'article(s)<text:tab/>9</text:p>
      <text:p text:style-name="P34">Schématisation page d'article(s)<text:tab/>10</text:p>
      <text:p text:style-name="P33">Page du panier <text:tab/>11</text:p>
      <text:p text:style-name="P34">Schématisation page du panier<text:tab/>12</text:p>
      <text:p text:style-name="P33">Page de paiement<text:tab/>13</text:p>
      <text:p text:style-name="P34">Schématisation page de paiement<text:tab/>14</text:p>
      <text:p text:style-name="P33">Page d'inscription<text:tab/>15</text:p>
      <text:p text:style-name="P34">Schématisation page d'inscription<text:tab/>16</text:p>
      <text:p text:style-name="P33">Page de connexion<text:tab/>17</text:p>
      <text:p text:style-name="P34">Schématisation page de connexion<text:tab/>18</text:p>
      <text:p text:style-name="P33">Page ''Mot de passe oublié''<text:tab/>19</text:p>
      <text:p text:style-name="P34">Schématisation de la page ''Mot de passe oublié''<text:tab/>20</text:p>
      <text:p text:style-name="P33">Page de profil client<text:tab/>21</text:p>
      <text:p text:style-name="P34">Schématisation de la page de profil client<text:tab/>22</text:p>
      <text:p text:style-name="P33">Page des favoris<text:tab/>23</text:p>
      <text:p text:style-name="P34">Schématisation de la page des favoris<text:tab/>24</text:p>
      <text:p text:style-name="P34">Schématisation page des favoris : liste vide<text:tab/>25</text:p>
      <text:p text:style-name="P33">Page ''Mes commandes''<text:tab/>26</text:p>
      <text:p text:style-name="P34">Schématisation de la page ''Mes commandes''<text:tab/>27</text:p>
      <text:p text:style-name="P33">Page de la Commande Id<text:tab/>28</text:p>
      <text:p text:style-name="P34">Schématisation de la page ''LA commande (id n°)''<text:tab/>29</text:p>
      <text:p text:style-name="P33">Page de la recharge <text:tab/>30</text:p>
      <text:p text:style-name="P34">Schématisation de la page de la recharge<text:tab/>31</text:p>
      <text:p text:style-name="P33">Page de modification du mot de passe<text:tab/>32</text:p>
      <text:p text:style-name="P34">Schématisation de la page de modification du mot de passe<text:tab/>33</text:p>
      <text:p text:style-name="P33">Page du back-office<text:tab/>34</text:p>
      <text:p text:style-name="P34">Page d'accueil du back-office<text:tab/>34</text:p>
      <text:p text:style-name="P35">Schématisation page d'accueil du back-office<text:tab/>35</text:p>
      <text:p text:style-name="P34">Page client du back-office<text:tab/>36</text:p>
      <text:p text:style-name="P35">Schématisation page client du back-office<text:tab/>37</text:p>
      <text:p text:style-name="P34">Page de promotions du Back-office<text:tab/>38</text:p>
      <text:p text:style-name="P35">Schématisation de la page de promotions du back-office<text:tab/>39</text:p>
      <text:p text:style-name="P34">Page de catégorie(s) du Back-office<text:tab/>40</text:p>
      <text:p text:style-name="P35">Schématisation de la page de catégorie(s) du back-office<text:tab/>41</text:p>
      <text:p text:style-name="P34">Page d'article du back-office<text:tab/>42</text:p>
      <text:p text:style-name="P35">Schématisation de la page d'article(s) (catalogue) du back-office<text:tab/>43</text:p>
      <text:p text:style-name="P19">DICTIONNAIRE DES DONNÉES<text:tab/>44</text:p>
      <text:p text:style-name="P19">DÉLAIS<text:tab/>45</text:p>
      <text:p text:style-name="P12"/>
      <text:p text:style-name="P12"/>
      <text:p text:style-name="P7">TABLEAU DES ACTIVITÉS &amp; MODIFICATIONS</text:p>
      <text:p text:style-name="P11"/>
      <table:table table:name="Tableau1" table:style-name="Tableau1">
        <table:table-column table:style-name="Tableau1.A" table:number-columns-repeated="3"/>
        <table:table-row>
          <table:table-cell table:style-name="Tableau1.A1" office:value-type="string">
            <text:p text:style-name="P21">Auteur </text:p>
          </table:table-cell>
          <table:table-cell table:style-name="Tableau1.B1" office:value-type="string">
            <text:p text:style-name="P21">Date, version</text:p>
          </table:table-cell>
          <table:table-cell table:style-name="Tableau1.C1" office:value-type="string">
            <text:p text:style-name="P21">Modification effectuée</text:p>
          </table:table-cell>
        </table:table-row>
        <table:table-row>
          <table:table-cell table:style-name="Tableau1.A2" office:value-type="string">
            <text:p text:style-name="P24"/>
          </table:table-cell>
          <table:table-cell table:style-name="Tableau1.B2" office:value-type="string">
            <text:p text:style-name="P20">Ex : 08/09/19, v0.1</text:p>
          </table:table-cell>
          <table:table-cell table:style-name="Tableau1.C2" office:value-type="string">
            <text:p text:style-name="P24"/>
          </table:table-cell>
        </table:table-row>
        <table:table-row>
          <table:table-cell table:style-name="Tableau1.A3" office:value-type="string">
            <text:p text:style-name="P24"/>
          </table:table-cell>
          <table:table-cell table:style-name="Tableau1.B3" office:value-type="string">
            <text:p text:style-name="P24"/>
          </table:table-cell>
          <table:table-cell table:style-name="Tableau1.C3" office:value-type="string">
            <text:p text:style-name="P24"/>
          </table:table-cell>
        </table:table-row>
        <table:table-row>
          <table:table-cell table:style-name="Tableau1.A4" office:value-type="string">
            <text:p text:style-name="P24"/>
          </table:table-cell>
          <table:table-cell table:style-name="Tableau1.B4" office:value-type="string">
            <text:p text:style-name="P24"/>
          </table:table-cell>
          <table:table-cell table:style-name="Tableau1.C4" office:value-type="string">
            <text:p text:style-name="P24"/>
          </table:table-cell>
        </table:table-row>
      </table:table>
      <text:p text:style-name="P12"/>
      <text:p text:style-name="P12"/>
      <text:p text:style-name="P8"><text:soft-page-break/>CONTEXTE</text:p>
      <text:p text:style-name="P18"><text:tab/>L'équipe qui a mis en place ce projet est constituée de stagiaires de l'AFPA de la formation de développement Web et Web mobile. Les membres de cette équipe sont les suivants : Stéphane Poirrier, Alexie Ligonniere, Aaron Hans, Mike Debaque et enfin Lila Boumedjeria.</text:p>
      <text:p text:style-name="P18">Ce projet a pour but de nous permettre de mettre en pratique les enseignements que nous recevons dans la formation, et d'aider à valider cette dernière.</text:p>
      <text:p text:style-name="P9">Préambule</text:p>
      <text:p text:style-name="P25"/>
      <text:p text:style-name="P25"/>
      <text:p text:style-name="P22">Nous voulons créer un Drive là où les clients peuvent aller directement chercher leur(s) commande(s) sur place ou alors se faire livrer leur(s) commande(s).</text:p>
      <text:p text:style-name="P25"/>
      <text:p text:style-name="P22">Le site web sera conçu en Responsive afin de pouvoir être utilisé en tout confort sur plusieurs types d'appareils.</text:p>
      <text:p text:style-name="P25"/>
      <text:p text:style-name="P2"><text:span text:style-name="T2">Au niveau du </text:span><text:span text:style-name="T3">Header</text:span><text:span text:style-name="T2"> du site, il y aura le logo sur la gauche.</text:span></text:p>
      <text:p text:style-name="P22">Puis la barre des catégories, suivie de celle des recherches.</text:p>
      <text:p text:style-name="P22">Nous y trouverons également le panier du client (avec le prix actuel de sa facture indiqué dessous). </text:p>
      <text:p text:style-name="P22">Enfin, le logo de connexion/inscription sera également présent dans le Header.</text:p>
      <text:p text:style-name="P25"/>
      <text:p text:style-name="P22">Une fois le client connecté, une nouvelle icône située entre connexion et panier apparaît : elle a pour fonctionnalité de mener à la page de la Liste des Envies (Favoris) propre au client. </text:p>
      <text:p text:style-name="P25"/>
      <text:p text:style-name="P22">A noté qu'une fois connecté, le client gagne un accès aux paramètres de son compte.</text:p>
      <text:p text:style-name="P25"/>
      <text:p text:style-name="P25"/>
      <text:p text:style-name="P25"/>
      <text:p text:style-name="P25"/>
      <text:p text:style-name="P8">Présentation du projet : contexte, objectifs et clientèle ciblée</text:p>
      <text:p text:style-name="P25"/>
      <text:p text:style-name="P23">« De la ferme à votre assiette »</text:p>
      <text:list xml:id="list2614713178" text:style-name="L1">
        <text:list-item>
          <text:p text:style-name="P36">Créer un lien direct entre producteurs et consommateurs.</text:p>
        </text:list-item>
      </text:list>
      <text:p text:style-name="P2"><text:span text:style-name="T2">Ce projet de e-commerce doit pouvoir permettre de faire son marché directement chez les producteurs de sa région. Les producteurs cherchent à mettre en avant et faire connaître leurs produits et leur savoir-faire au plus grand nombre, c'est pourquoi nous avons décidé de créer cette ''place de marché'', donc cette plate-forme de e-commerce mettant directement en relation : </text:span><text:span text:style-name="T3">éleveurs</text:span><text:span text:style-name="T2"> et </text:span><text:span text:style-name="T3">producteurs</text:span><text:span text:style-name="T2"> avec les </text:span><text:span text:style-name="T3">consommateurs</text:span><text:span text:style-name="T2"> qui souhaitent manger de bons produits.</text:span></text:p>
      <text:p text:style-name="P26"/>
      <text:p text:style-name="P25"/>
      <text:p text:style-name="P23">Objectifs</text:p>
      <text:p text:style-name="P2"><text:span text:style-name="T3"><text:tab/></text:span><text:span text:style-name="T4">Pour le consommateur</text:span></text:p>
      <text:p text:style-name="P22">Cela lui permet de dénicher de véritables pépites !</text:p>
      <text:p text:style-name="P22">Offrir un accès facile à des produits de qualité.</text:p>
      <text:p text:style-name="P22">Démontrer que bien consommer et de façon responsable c'est possible.</text:p>
      <text:p text:style-name="P22"><text:soft-page-break/>Apporter de la transparence et de la traçabilité.</text:p>
      <text:p text:style-name="P22">Créer et maintenir un lien direct entre producteurs et consommateurs.</text:p>
      <text:p text:style-name="P25"/>
      <text:p text:style-name="P2"><text:span text:style-name="T2"><text:tab/></text:span><text:span text:style-name="T4">Pour le producteur</text:span></text:p>
      <text:p text:style-name="P22">L'aider à valoriser ses produits et son savoir faire</text:p>
      <text:p text:style-name="P22">Promouvoir sa région et son terroir</text:p>
      <text:p text:style-name="P22">Lui apporter une nouvelle clientèle sans limite(s) géographique(s).</text:p>
      <text:p text:style-name="P8">OBJECTIF(S)</text:p>
      <text:p text:style-name="P12"/>
      <text:p text:style-name="P25"/>
      <text:p text:style-name="P10">PAGE D'ACCUEIL</text:p>
      <text:p text:style-name="P12"/>
      <text:p text:style-name="P2"><text:span text:style-name="T5">Au niveau du </text:span><text:span text:style-name="T7">BODY</text:span><text:span text:style-name="T5"> de la page d'accueil.</text:span></text:p>
      <text:p text:style-name="P25"/>
      <text:p text:style-name="P2"><text:span text:style-name="T5">Sur le site même, le client va arriver sur la page d'accueil où il pourra s'authentifier grâce à un bouton interactif qui ouvrira une popup (/s'inscrire). Si le client n'est pas inscrit, il pourra cliquer sur le bouton &lt;&lt; s'inscrire &gt;&gt; où il obtiendra les instructions qu'il pourra suivre (est redirigé vers la section nouveau membre : formulaire). <text:s/>*</text:span><text:span text:style-name="T8">Voir page d'inscription. </text:span></text:p>
      <text:p text:style-name="P18">Toujours sur la page d'accueil, le client aura accès à une barre de recherches. Sous cette barre il y aura l'affichage du carrousel des promotions sur les produits (mis en valeur par un titrage ' Promos du jour '). </text:p>
      <text:p text:style-name="P18">Ensuite, sous le carrousel il y a une présentation de plusieurs catégories avec un affichage pour chacune d'elle.</text:p>
      <text:p text:style-name="P25"/>
      <text:p text:style-name="P2"><text:span text:style-name="T5">Au niveau du </text:span><text:span text:style-name="T7">FOOTER</text:span><text:span text:style-name="T5"> de la page d'accueil.</text:span></text:p>
      <text:p text:style-name="P18">[ … ]</text:p>
      <text:p text:style-name="P25"/>
      <text:p text:style-name="P25"/>
      <text:p text:style-name="P25"/>
      <text:p text:style-name="P25"/>
      <text:p text:style-name="P2"><text:span text:style-name="T5">*</text:span><text:span text:style-name="T8">pour l'affichage des catégories, on présentera pour chacune d'elle le meilleur article de celle-ci.</text:span></text:p>
      <text:p text:style-name="P25"/>
      <text:p text:style-name="P4"/>
      <text:p text:style-name="P9">Schématisation de la page d'accueil</text:p>
      <text:p text:style-name="P2"><text:soft-page-break/><draw:frame draw:style-name="fr1" draw:name="1" text:anchor-type="as-char" svg:width="17.004cm" style:rel-width="scale" svg:height="23.407cm" style:rel-height="scale" draw:z-index="0"><draw:object-ole xlink:href="./OleObj1" xlink:type="simple" xlink:show="embed" xlink:actuate="onLoad"/><draw:image xlink:href="./ObjectReplacements/OleObj1" xlink:type="simple" xlink:show="embed" xlink:actuate="onLoad"/></draw:frame></text:p>
      <text:p text:style-name="P25"/>
      <text:p text:style-name="P9">Page d'article(s)</text:p>
      <text:p text:style-name="P16">Accessibilité : client non connecté</text:p>
      <text:p text:style-name="P12"><text:soft-page-break/></text:p>
      <text:p text:style-name="P12"/>
      <text:p text:style-name="P1"><text:span text:style-name="T5"><text:tab/><text:tab/>En arrivant sur la page d'article, le client voit la partie principale de la page occupée par les articles (voir schéma). Les articles sont organisés en ligne, et chaque article est séparé des autres par des bordures fermées encadrant ses informations essentielles : une image illustrant le produit concerné dans la partie supérieure du cadre ; et dans la partie inférieure du cadre, une indication du prix ainsi qu'un bouton en forme de chariot. </text:span><text:span text:style-name="T6">Ce bouton a comme fonctionnalité</text:span><text:span text:style-name="T5"> de permettre d'ajouter le produit au panier du client, avec les produits précédemment sélectionnés. Pour plus de détails, voir 'page du panier'.</text:span></text:p>
      <text:p text:style-name="P16">Juste sur la partie supérieure de l'affichage des articles, il y a un petit bandeau avec un logo du rayon sélectionné. C'est un rappel du rayon sélectionné, et c'est aussi là pour épurer la page.</text:p>
      <text:p text:style-name="P12"/>
      <text:p text:style-name="P1"><text:span text:style-name="T5">Ensuite, il y a sur la partie gauche de la page un déroulé avec des filtres pour </text:span><text:span text:style-name="T8">Affiner</text:span><text:span text:style-name="T5"> les produits affichés actuellement à l'écran. Donc, c'est </text:span><text:span text:style-name="T6">une fonctionnalité</text:span><text:span text:style-name="T5"> qui permet au client de cibler plus précisément ses besoins à l'aide de chaque coche (</text:span><text:span text:style-name="T8">checkboxes</text:span><text:span text:style-name="T5">) devant laquelle se trouve un mot-clé. <text:s text:c="2"/>Plusieurs coches peuvent être sélectionnées, elles seront prises en compte par accumulation. Toutes les coches sont organisées par catégories de filtrage (Préférences alimentaires, Labels qualité). <text:s/>Il y a une coche hors catégorie, située tout au-dessus, qui permet d'afficher les produits sous promotion.</text:span></text:p>
      <text:p text:style-name="P12"/>
      <text:p text:style-name="P12"/>
      <text:p text:style-name="P16">Pour rappel, le rayon (qui conditionne les articles affichés) est sélectionné depuis le Header. </text:p>
      <text:p text:style-name="P8">Schématisation page d'article(s)</text:p>
      <text:p text:style-name="P12"/>
      <text:p text:style-name="P1"><text:soft-page-break/><draw:frame draw:style-name="fr1" draw:name="2" text:anchor-type="as-char" svg:width="20.761cm" style:rel-width="scale" svg:height="19.138cm" style:rel-height="scale" draw:z-index="1"><draw:object-ole xlink:href="./OleObj2" xlink:type="simple" xlink:show="embed" xlink:actuate="onLoad"/><draw:image xlink:href="./ObjectReplacements/OleObj2" xlink:type="simple" xlink:show="embed" xlink:actuate="onLoad"/></draw:frame></text:p>
      <text:p text:style-name="P9">Page du panier </text:p>
      <text:p text:style-name="P12"/>
      <text:p text:style-name="P16"><text:tab/>Sur la page du panier, l'entête (Header) est présent avec les mêmes fonctionnalités que sur les autres pages (Rayon, Recherche, …). </text:p>
      <text:p text:style-name="P1"><text:span text:style-name="T5">Sur la gauche dans le corps de la page, on trouve un titre « Panier » et sous celui-ci, un ou plusieurs articles avec une image pour illustrer chacun d'eux. C'est ceux qui ont été ajoutés au panier jusqu'ici par le client. Il y a un champ avec le nombre d'articles actuellement sélectionnés, avec un bouton « + » et « - » pour respectivement ajouter ou retirer 1 unité d'article. Il y a enfin un bouton en forme de cœur pour ajouter le produit aux favoris, et qui devient rouge une fois que c'est fait (pour ne pas ajouter deux fois le même produit en favori).</text:span></text:p>
      <text:p text:style-name="P16"><text:soft-page-break/>Sur la droite toujours dans le corps de page, il y a un récapitulatif avec le nombre total d'articles, la réduction éventuelle et le prix total ainsi qu'un bouton permettant de valider son panier. Ce bouton <text:s/>mène vers la page de paiement. Sous ce récapitulatif, on trouve un champ pour entrer un code promo.</text:p>
      <text:p text:style-name="P12"/>
      <text:p text:style-name="P8">Schématisation page du panier</text:p>
      <text:p text:style-name="P1"><draw:frame draw:style-name="fr1" draw:name="3" text:anchor-type="as-char" svg:width="20.884cm" style:rel-width="scale" svg:height="18.979cm" style:rel-height="scale" draw:z-index="2"><draw:object-ole xlink:href="./OleObj3" xlink:type="simple" xlink:show="embed" xlink:actuate="onLoad"/><draw:image xlink:href="./ObjectReplacements/OleObj3" xlink:type="simple" xlink:show="embed" xlink:actuate="onLoad"/></draw:frame></text:p>
      <text:p text:style-name="P9">Page de paiement</text:p>
      <text:p text:style-name="P12"/>
      <text:p text:style-name="P16"><text:tab/>Sur cette page, il y a un titre 'Paiement' pour rappeler au client où il se trouve. </text:p>
      <text:p text:style-name="P16"><text:soft-page-break/>Dans le corps de page, on trouve un encadré qui rappelle l'adresse de facturation. Juste dessous, se présente un autre encadré qui rappelle le Solde Actuel et la devise (€ généralement).</text:p>
      <text:p text:style-name="P16">Plus loin, on trouve également un encadré ''Montant à régler'' qui rappelle la facture totale à payer. </text:p>
      <text:p text:style-name="P16">S'ensuit un champ permettant à l'utilisateur de sélectionner un créneau de récupération de sa commande. Ces créneaux se présentent par tranche(s) de deux heures, par exemple 14h-16h. </text:p>
      <text:p text:style-name="P16">Enfin, sur la partie basse de la page (/bas de page), le bouton ''VALIDER'' permet d'achever le paiement (note : à condition que la solde soit suffisante sur son compte). Un petit sous-texte avec une astériske indique qu'il s'agit d'un paiement sécurisé.</text:p>
      <text:p text:style-name="P12"/>
      <text:p text:style-name="P8">Schématisation page de paiement</text:p>
      <text:p text:style-name="P12"/>
      <text:p text:style-name="P1"><draw:frame draw:style-name="fr1" draw:name="4" text:anchor-type="as-char" svg:width="20.743cm" style:rel-width="scale" svg:height="18.274cm" style:rel-height="scale" draw:z-index="3"><draw:object-ole xlink:href="./OleObj4" xlink:type="simple" xlink:show="embed" xlink:actuate="onLoad"/><draw:image xlink:href="./ObjectReplacements/OleObj4" xlink:type="simple" xlink:show="embed" xlink:actuate="onLoad"/></draw:frame></text:p>
      <text:p text:style-name="P9"><text:soft-page-break/>Page d'inscription</text:p>
      <text:p text:style-name="P16">Accessibilité : client non connecté</text:p>
      <text:p text:style-name="P12"/>
      <text:p text:style-name="P16"><text:tab/>Le client arrive sur une page formulaire avec de multiples champs à rentrer pour pouvoir mener à bien son inscription. Tous les champs sont obligatoires et doivent être remplies. </text:p>
      <text:p text:style-name="P16">Sur la partie supérieure de la page, il y a deux premiers champs. Un champ Nom et un champ Prénom à remplir. A la droite du champ Nom on peux sélectionner le sexe. Dessous, il y a une légende ''Date de naissance'' suivi d'un champ de type ''DD/MM/AAAA'' (jour, mois, année). </text:p>
      <text:p text:style-name="P16">S'ensuit deux champs, le premier ''Mot de passe'' permet à l'utilisateur d'écrire son mot de passe ; un protocole l'oblige à avoir à minima &lt; une majuscule ET un chiffre ET un caractère spécial &gt;. <text:s/>Le second champ est un champ de vérification : le mot de passe doit être entré à nouveau et être identique à la donnée entrée dans le champ ''Mot de passe''. En cas de non-correspondance, les deux champs ont un encadré rouge.</text:p>
      <text:p text:style-name="P12"/>
      <text:p text:style-name="P16">Dessous, on trouve trois champ au niveau de l'adresse. Le premier, situé au-dessus des deux autres, est là pour entrer les informations essentielles non-contenues dans les deux autres champs, qui sont ''Code Postal'' (qui n'accepte que des chiffres) et ''Ville''.</text:p>
      <text:p text:style-name="P16">Ensuite, situé vers la fin du formulaire on trouve le champ ''Téléphone'' où ne pourra être entré que des chiffres. </text:p>
      <text:p text:style-name="P16">Pour finir, le bouton ''ENVOYER'' permet de finaliser l'inscription. Il ne fonctionne que si les champs obligatoires ont été remplies. </text:p>
      <text:p text:style-name="P12"/>
      <text:p text:style-name="P8">Schématisation page d'inscription</text:p>
      <text:p text:style-name="P12"/>
      <text:p text:style-name="P1"><text:soft-page-break/><draw:frame draw:style-name="fr1" draw:name="5" text:anchor-type="as-char" svg:width="20.743cm" style:rel-width="scale" svg:height="18.538cm" style:rel-height="scale" draw:z-index="4"><draw:object-ole xlink:href="./OleObj5" xlink:type="simple" xlink:show="embed" xlink:actuate="onLoad"/><draw:image xlink:href="./ObjectReplacements/OleObj5" xlink:type="simple" xlink:show="embed" xlink:actuate="onLoad"/></draw:frame></text:p>
      <text:p text:style-name="P9">Page de connexion</text:p>
      <text:p text:style-name="P12"/>
      <text:p text:style-name="P16">Accessibilité : client non connecté</text:p>
      <text:p text:style-name="P12"/>
      <text:p text:style-name="P16">C'est un pop-over (/light window) qui s'affiche quand on clic sur le bouton profil. Dans cette fenêtre, l'utilisateur est accueillie par un titre « Je me connecte » dans la partie supérieure. Ensuite, il y a juste-dessous un champ adresse e-mail où il peut entrer son e-mail, suivi dessous d'un champ mot-de-passe où ce qui est écrit est masqué sous forme d’astérisques mais peut être affiché avec un bouton ''Voir''.</text:p>
      <text:p text:style-name="P16">Puis sous les champs, il y a un bouton ''Je me connecte !'' qui permet au client de finaliser la connexion. Il y a dessous une 'checkbox' avec comme légende ''Se souvenir de moi'', une <text:soft-page-break/>fonctionnalité qui permet au client d'être automatiquement connecté s'il le souhaite lorsqu'il vient sur le site. En cas d'oubli, il y a également un lien ''Mot de passe oublié'' qui mène vers une page qui permettra au client de récupérer ses données de connexion (avec vérification, cf. page de Mot de passe oublié). </text:p>
      <text:p text:style-name="P16">Pour finir, il y a dans la partie inférieure une petite légende « Vous n'avez pas de compte ? » avec un bouton ''Créer mon compte'' qui renvoie vers la page d'inscription.</text:p>
      <text:p text:style-name="P12"/>
      <text:p text:style-name="P8">Schématisation page de connexion</text:p>
      <text:p text:style-name="P12"/>
      <text:p text:style-name="P1"><draw:frame draw:style-name="fr1" draw:name="6" text:anchor-type="as-char" svg:width="20.743cm" style:rel-width="scale" svg:height="19.438cm" style:rel-height="scale" draw:z-index="5"><draw:object-ole xlink:href="./OleObj6" xlink:type="simple" xlink:show="embed" xlink:actuate="onLoad"/><draw:image xlink:href="./ObjectReplacements/OleObj6" xlink:type="simple" xlink:show="embed" xlink:actuate="onLoad"/></draw:frame></text:p>
      <text:p text:style-name="P9"><text:soft-page-break/>Page ''Mot de passe oublié''</text:p>
      <text:p text:style-name="P12"/>
      <text:p text:style-name="P16"><text:tab/>Sur cette page, l'utilisateur est face à un encadré qui commence par le rassurer avec un message : ''Pas de panique on s'occupe de tout''. S'ensuit juste-dessous les instructions pour la procédure de renouvellement du mot-de-passe : ''Renseigner votre e-mail pour renouveler votre mot-de-passe''. </text:p>
      <text:p text:style-name="P16">Ensuite, il y a un champ de formulaire qui permet tout simplement à l'utilisateur d'entrer son adresse e-mail afin de recevoir un mail disposant d'un hyperlien. Pour se faire, une fois le champ rempli il lui suffit de cliquer sur le bouton juste-dessous, ''Envoyer''. Au cas où, juste sur la droite est situé un bouton ''Annuler'' qui renvoie à une page précédente (l'Accueil par exemple).</text:p>
      <text:p text:style-name="P16">L'hyperlien de l'e-mail reçu sur sa messagerie le mène vers la page ''Modification du mot-de-passe'', et permet en outre de vérifier qu'il s'agit bien du bon utilisateur et non d'une personne malveillante. </text:p>
      <text:p text:style-name="P12"/>
      <text:p text:style-name="P8">Schématisation de la page ''Mot de passe oublié''</text:p>
      <text:p text:style-name="P12"/>
      <text:p text:style-name="P1"><draw:frame draw:style-name="fr1" draw:name="7" text:anchor-type="as-char" svg:width="20.743cm" style:rel-width="scale" svg:height="15.822cm" style:rel-height="scale" draw:z-index="6"><draw:object-ole xlink:href="./OleObj7" xlink:type="simple" xlink:show="embed" xlink:actuate="onLoad"/><draw:image xlink:href="./ObjectReplacements/OleObj7" xlink:type="simple" xlink:show="embed" xlink:actuate="onLoad"/></draw:frame></text:p>
      <text:p text:style-name="P9"><text:soft-page-break/>Page de profil client</text:p>
      <text:p text:style-name="P16">Accessibilité : client connecté</text:p>
      <text:p text:style-name="P16"><text:tab/>Lorsque le client arrive sur cette page, il a accès en plus du Header (et de ses fonctionnalités) à une barre de navigation latérale verticale lui permettant d'accéder à différentes pages qui lui sont destinées : ''Mon compte'', ''Mes commandes'', ''Mon solde''. </text:p>
      <text:p text:style-name="P16">Dans le corps principal de cette page, sous un titre ''Mes infos personnelles'', le client a la possibilité grâce à un formulaire de modifier les informations sur sa personne. Une sélection à choix unique lui permet d'abord de sélectionner son genre (Monsieur ou Madame, choix unique). </text:p>
      <text:p text:style-name="P16">Ensuite, deux champs l'un au dessus de l'autre permettent respectivement de modifier Prénom et Nom. Le champ suivant permet au client de modifier son numéro de téléphone, ainsi que son email dans un autre champ.</text:p>
      <text:p text:style-name="P16">Pour finir, les trois champs suivants sont concernés les uns par rapport aux autres : un champ adresse, un champ code postal et enfin un champ ville. </text:p>
      <text:p text:style-name="P17">A noter que ces champs seront pré-remplies avec les données enregistrées par le client lors de son inscription.</text:p>
      <text:p text:style-name="P16">En bas de page (attention, pas le Footer!), il y a un bouton ''CONFIRMER'' pour enregistrer les modifications apportées et envoyer les données à la Base de Données.</text:p>
      <text:p text:style-name="P12"/>
      <text:p text:style-name="P12"/>
      <text:p text:style-name="P8">Schématisation de la page de profil client</text:p>
      <text:p text:style-name="P12"/>
      <text:p text:style-name="P1"><text:soft-page-break/><draw:frame draw:style-name="fr1" draw:name="8" text:anchor-type="as-char" svg:width="20.884cm" style:rel-width="scale" svg:height="18.045cm" style:rel-height="scale" draw:z-index="7"><draw:object-ole xlink:href="./OleObj8" xlink:type="simple" xlink:show="embed" xlink:actuate="onLoad"/><draw:image xlink:href="./ObjectReplacements/OleObj8" xlink:type="simple" xlink:show="embed" xlink:actuate="onLoad"/></draw:frame></text:p>
      <text:p text:style-name="P9">Page des favoris</text:p>
      <text:p text:style-name="P16">Accessibilité : client connecté</text:p>
      <text:p text:style-name="P1"><text:span text:style-name="T5"><text:tab/>Pour y accéder, on rappelle que le client peut cliquer sur un bouton en forme de cœur situé dans le Header pour afficher un pop-over. Celui-ci affiche les articles placés en favoris juste sous un sous-titre ''Mes listes''.</text:span></text:p>
      <text:p text:style-name="P1"><text:span text:style-name="T5">Ces articles en favoris sont illustrés par l'image de l'article, et un petit bouton en forme de cœur dans le coin supérieur droit qui permet en un clic de le retirer des favoris. Quand nombre de favoris sont présents (ceux-ci étant montrés les uns aux côtés des autres, sur plusieurs lignes), le client peut dérouler l'intérieur du pop-over à l'aide d'une barre de défilement verticale située sur la droite. </text:span></text:p>
      <text:p text:style-name="P16">Enfin, comme dernière fonctionnalité un clic sur un favori précis amène directement aux détails de cet article.</text:p>
      <text:p text:style-name="P1"><text:span text:style-name="T5">*</text:span><text:span text:style-name="T8">si c'est vide, le pop-over affiche (Liste vide), et si le client n'est pas connecté il ajoute une note à </text:span><text:soft-page-break/><text:span text:style-name="T8">ce sujet ainsi qu'un bouton de connexion.</text:span></text:p>
      <text:p text:style-name="P8">Schématisation de la page des favoris</text:p>
      <text:p text:style-name="P12"/>
      <text:p text:style-name="P1"><draw:frame draw:style-name="fr1" draw:name="9" text:anchor-type="as-char" svg:width="20.743cm" style:rel-width="scale" svg:height="18.574cm" style:rel-height="scale" draw:z-index="8"><draw:object-ole xlink:href="./OleObj9" xlink:type="simple" xlink:show="embed" xlink:actuate="onLoad"/><draw:image xlink:href="./ObjectReplacements/OleObj9" xlink:type="simple" xlink:show="embed" xlink:actuate="onLoad"/></draw:frame></text:p>
      <text:p text:style-name="P8">Schématisation page des favoris : liste vide</text:p>
      <text:p text:style-name="P12"/>
      <text:p text:style-name="P1"><text:soft-page-break/><draw:frame draw:style-name="fr1" draw:name="10" text:anchor-type="as-char" svg:width="20.743cm" style:rel-width="scale" svg:height="16.775cm" style:rel-height="scale" draw:z-index="9"><draw:object-ole xlink:href="./OleObj10" xlink:type="simple" xlink:show="embed" xlink:actuate="onLoad"/><draw:image xlink:href="./ObjectReplacements/OleObj10" xlink:type="simple" xlink:show="embed" xlink:actuate="onLoad"/></draw:frame></text:p>
      <text:p text:style-name="P12"/>
      <text:p text:style-name="P9">Page ''Mes commandes''</text:p>
      <text:p text:style-name="P16"><text:tab/>Accessibilité : client connecté</text:p>
      <text:p text:style-name="P16"><text:tab/>Sur cette page spécifique au client, celui-ci voit s'afficher à l'écran un tableau (sous le titre ''Mes commandes'' en partie supérieure de la page) contenant des données sur toutes ses <text:s/>commandes. Décrivons ce tableau plus en détail.</text:p>
      <text:p text:style-name="P16">La première colonne « Commandes » présente l'identifiant de la commande ; cet identifiant est lui-même un hyperlien qui mène vers une page spécifique à la dite-commande. Cette page est détaillée plus loin (cf. page Commande Id).</text:p>
      <text:p text:style-name="P16">La seconde colonne « Date » présente comme son nom l'indique la date où la commande a été validée.</text:p>
      <text:p text:style-name="P16">La troisième colonne « Montant » indique la dépense totale que le client a effectuée en rapport à cette commande.</text:p>
      <text:p text:style-name="P1"><text:soft-page-break/><text:span text:style-name="T5">Enfin, la quatrième colonne « Statut » indique si la commande est prête ou non, puis si elle a été récupérée (</text:span><text:span text:style-name="T8">la gestion des problèmes, par exemple si le client ne la récupère pas, se fait en Interne</text:span><text:span text:style-name="T5">).</text:span></text:p>
      <text:p text:style-name="P8">Schématisation de la page ''Mes commandes''</text:p>
      <text:p text:style-name="P1"><draw:frame draw:style-name="fr1" draw:name="11" text:anchor-type="as-char" svg:width="21.008cm" style:rel-width="scale" svg:height="17.657cm" style:rel-height="scale" draw:z-index="10"><draw:object-ole xlink:href="./OleObj11" xlink:type="simple" xlink:show="embed" xlink:actuate="onLoad"/><draw:image xlink:href="./ObjectReplacements/OleObj11" xlink:type="simple" xlink:show="embed" xlink:actuate="onLoad"/></draw:frame></text:p>
      <text:p text:style-name="P9">Page de la Commande Id</text:p>
      <text:p text:style-name="P16"><text:tab/>Accessibilité : client connecté</text:p>
      <text:p text:style-name="P12"/>
      <text:p text:style-name="P16"><text:tab/>Sur cette page (qui est, pour rappel, spécifique à une commande effectuée), le client voit s'afficher à l'écran un tableau qui a pour titre ''N° de commande'' ; c'est à dire l'ID de la commande dite.</text:p>
      <text:p text:style-name="P16">Il y a trois colonnes pour détailler la commande.</text:p>
      <text:p text:style-name="P16"><text:soft-page-break/>La première colonne « Nom de l'article » présente l'appellation de l'article. La seconde colonne juste sur la droite, « Quantité », indique le nombre d'éléments achetés ce qui évite l'apparition de doublons dans le tableau. Enfin, la dernière colonne « Prix » indique la dépense occasionnée par cet article (ou le total dans le cas de plusieurs éléments d'un même type d'article). </text:p>
      <text:p text:style-name="P8">Schématisation de la page ''LA commande (id n°)''</text:p>
      <text:p text:style-name="P1"><draw:frame draw:style-name="fr1" draw:name="12" text:anchor-type="as-char" svg:width="20.743cm" style:rel-width="scale" svg:height="18.274cm" style:rel-height="scale" draw:z-index="11"><draw:object-ole xlink:href="./OleObj12" xlink:type="simple" xlink:show="embed" xlink:actuate="onLoad"/><draw:image xlink:href="./ObjectReplacements/OleObj12" xlink:type="simple" xlink:show="embed" xlink:actuate="onLoad"/></draw:frame></text:p>
      <text:p text:style-name="P9">Page de la recharge </text:p>
      <text:p text:style-name="P12"/>
      <text:p text:style-name="P16"><text:tab/>Sur cette page, dans un encadré intitulé ''De quel montant voulez-vous créditer votre compte ?'', le client a accès à une fonctionnalité lui permettant de recharger le solde de son compte. Pour se faire, il peut sélectionner un pré-montant à cocher parmi 5€, 10€, 15€, 25€, 50€.</text:p>
      <text:p text:style-name="P16"><text:soft-page-break/><text:s/>Il a également accès à un sixième choix qui permet d'entrer un montant personnalisé dans un formulaire.</text:p>
      <text:p text:style-name="P16">Enfin un bouton dans la partie inférieure de l'encadré, intitulé ''Valider'', permet de confirmer la recharge sélectionné et d'y procéder. </text:p>
      <text:p text:style-name="P8">Schématisation de la page de la recharge</text:p>
      <text:p text:style-name="P12"/>
      <text:p text:style-name="P1"><draw:frame draw:style-name="fr1" draw:name="13" text:anchor-type="as-char" svg:width="20.884cm" style:rel-width="scale" svg:height="18.468cm" style:rel-height="scale" draw:z-index="12"><draw:object-ole xlink:href="./OleObj13" xlink:type="simple" xlink:show="embed" xlink:actuate="onLoad"/><draw:image xlink:href="./ObjectReplacements/OleObj13" xlink:type="simple" xlink:show="embed" xlink:actuate="onLoad"/></draw:frame></text:p>
      <text:p text:style-name="P9">Page de modification du mot de passe</text:p>
      <text:p text:style-name="P16"><text:tab/></text:p>
      <text:p text:style-name="P16"><text:tab/>Sur cette page, un encadré intitulé ''Modifier mot-de-passe : '' présente un formulaire à <text:soft-page-break/>trois champs à destination du client pour procéder à la modification des données d'accès à son compte. Le premier champ, juste sous un intitulé ''Ancien mot-de-passe'', demande à ce que le client entre son ancien mot-de-passe (étape nécessaire pour valider à la fin du formulaire). </text:p>
      <text:p text:style-name="P16">Le second champ sous un intitulé ''Nouveau mot de passe : '' demande à l'utilisateur d'entrer le mot-de-passe qu'il s'est choisi tout en respectant certaines normes de sécurité (1 majuscule, 1 chiffre). </text:p>
      <text:p text:style-name="P1"><text:span text:style-name="T5">Le troisième champ sous un intitulé ''Confirmer nouveau mot-de-passe : '' demande à avoir une valeur entrée identique au champ précédent. Autrement dit, il s'agit d'une confirmation du nouveau mot-de-passe afin d'éviter toute(s) erreur(s) de la part de l'utilisateur. Si ces champs ne correspondent pas, le formulaire ne pourra pas être validé : ils s'afficheront en rouge, et une petite légende ''</text:span><text:span text:style-name="T8">correspondance inexacte</text:span><text:span text:style-name="T5">'' apparaîtra. Elle restera tant qu'ils ne seront pas identiques.</text:span></text:p>
      <text:p text:style-name="P12"/>
      <text:p text:style-name="P16">Enfin, à la fin d'encadré, le bouton ''VALIDER'' permet de confirmer le formulaire, d'envoyer les données de connexion et de les mettre à jour pour l'utilisateur.</text:p>
      <text:p text:style-name="P8">Schématisation de la page de modification du mot de passe</text:p>
      <text:p text:style-name="P12"/>
      <text:p text:style-name="P1"><text:soft-page-break/><draw:frame draw:style-name="fr1" draw:name="14" text:anchor-type="as-char" svg:width="20.761cm" style:rel-width="scale" svg:height="18.503cm" style:rel-height="scale" draw:z-index="13"><draw:object-ole xlink:href="./OleObj14" xlink:type="simple" xlink:show="embed" xlink:actuate="onLoad"/><draw:image xlink:href="./ObjectReplacements/OleObj14" xlink:type="simple" xlink:show="embed" xlink:actuate="onLoad"/></draw:frame></text:p>
      <text:p text:style-name="P9">Page du back-office</text:p>
      <text:p text:style-name="P8">Page d'accueil du back-office</text:p>
      <text:p text:style-name="P16">Accessibilité : utilisateur connecté avec habilitation</text:p>
      <text:p text:style-name="P2"><text:span text:style-name="T5">L’utilisateur est accueilli par un message ''Bonjour monsieur, madame, […]'' (ajout de contenu ?). Il lui est indiqué qu'il peut accéder à différentes options depuis un menu situé sur la gauche : s'y trouve un </text:span><text:span text:style-name="T6">menu de navigation</text:span><text:span text:style-name="T5"> avec trois liens disponibles sous forme de boutons.</text:span></text:p>
      <text:p text:style-name="P25"/>
      <text:p text:style-name="P18">Dans ce menu, ces trois liens sont :</text:p>
      <text:list xml:id="list1636560052" text:style-name="L2">
        <text:list-item>
          <text:p text:style-name="P37">Il y a ''Clients'' en premier lieu qui permet d'accéder à la page de gestion des clients.</text:p>
        </text:list-item>
        <text:list-item>
          <text:p text:style-name="P37">Dessous, il y a ''Catalogue'' qui mène à la page de gestion du catalogue qui permet d'ajouter ou <text:soft-page-break/>modifier des produits, et d'ajouter ou modifier des catégories. </text:p>
        </text:list-item>
        <text:list-item>
          <text:p text:style-name="P37">Il y a enfin ''Promotions'' qui permet d'accéder à la gestion de l'historique des promotions, et de l'ajout de futurs promotions (ainsi que leur modification).</text:p>
        </text:list-item>
      </text:list>
      <text:p text:style-name="P25"/>
      <text:p text:style-name="P25"/>
      <text:p text:style-name="P25"/>
      <text:p text:style-name="P25"/>
      <text:p text:style-name="P25"/>
      <text:p text:style-name="P25"/>
      <text:p text:style-name="P9">Schématisation page d'accueil du back-office</text:p>
      <text:p text:style-name="P12"/>
      <text:p text:style-name="P2"><draw:frame draw:style-name="fr1" draw:name="15" text:anchor-type="as-char" svg:width="20.726cm" style:rel-width="scale" svg:height="17.039cm" style:rel-height="scale" draw:z-index="14"><draw:object-ole xlink:href="./OleObj15" xlink:type="simple" xlink:show="embed" xlink:actuate="onLoad"/><draw:image xlink:href="./ObjectReplacements/OleObj15" xlink:type="simple" xlink:show="embed" xlink:actuate="onLoad"/></draw:frame></text:p>
      <text:p text:style-name="P8">Page client du back-office</text:p>
      <text:p text:style-name="P25"/>
      <text:p text:style-name="P18">Accessibilité : utilisateur connecté avec habilitation</text:p>
      <text:p text:style-name="P25"><text:soft-page-break/></text:p>
      <text:p text:style-name="P18">L’utilisateur peut rechercher un client par son identifiant ou son nom/prénom en utilisant le champ de recherche situé dans la partie supérieure de la page. Il y a aussi le bouton « Rechercher », et les résultats de la recherche sont alors affichés dans un tableau situé sous le champ de recherche(s) . </text:p>
      <text:p text:style-name="P25"/>
      <text:p text:style-name="P18">Ensuite l'utilisateur peut alors cliquer sur le nom du client désiré. Une fois qu'un client est sélectionné, un second tableau s’affiche en dessous de celui du résultat de la recherche. L’utilisateur peut alors visionner/ajouter/modifier les informations du client.</text:p>
      <text:p text:style-name="P25"/>
      <text:p text:style-name="P25"/>
      <text:p text:style-name="P9">Schématisation page client du back-office</text:p>
      <text:p text:style-name="P12"/>
      <text:p text:style-name="P2"><draw:frame draw:style-name="fr1" draw:name="16" text:anchor-type="as-char" svg:width="20.779cm" style:rel-width="scale" svg:height="18.38cm" style:rel-height="scale" draw:z-index="15"><draw:object-ole xlink:href="./OleObj16" xlink:type="simple" xlink:show="embed" xlink:actuate="onLoad"/><draw:image xlink:href="./ObjectReplacements/OleObj16" xlink:type="simple" xlink:show="embed" xlink:actuate="onLoad"/></draw:frame></text:p>
      <text:p text:style-name="P8"><text:soft-page-break/>Page de promotions du Back-office</text:p>
      <text:p text:style-name="P18">Pré-requis : utilisateur habilité authentifié</text:p>
      <text:p text:style-name="P25"/>
      <text:p text:style-name="P18">Lorsque l’utilisateur clique sur «Promotions» il est mené vers une page qui lui donne la possibilité de rechercher les différentes promotions, il peut alors sélectionner une promotion pour ensuite pouvoir la modifier / supprimer, il peut également ajouter de nouvelles promotions.</text:p>
      <text:p text:style-name="P9">Schématisation de la page de promotions du back-office</text:p>
      <text:p text:style-name="P12"/>
      <text:p text:style-name="P1"><draw:frame draw:style-name="fr1" draw:name="17" text:anchor-type="as-char" svg:width="20.884cm" style:rel-width="scale" svg:height="17.886cm" style:rel-height="scale" draw:z-index="16"><draw:object-ole xlink:href="./OleObj17" xlink:type="simple" xlink:show="embed" xlink:actuate="onLoad"/><draw:image xlink:href="./ObjectReplacements/OleObj17" xlink:type="simple" xlink:show="embed" xlink:actuate="onLoad"/></draw:frame></text:p>
      <text:p text:style-name="P8">Page de catégorie(s) du Back-office</text:p>
      <text:p text:style-name="P12"/>
      <text:p text:style-name="P18">Pré-requis : utilisateur habilité authentifié</text:p>
      <text:p text:style-name="P25"><text:soft-page-break/></text:p>
      <text:p text:style-name="P18">Lorsque l’utilisateur clique sur « Catalogue » un menu déroulant s’affiche avec 2 options, « Catégorie » et « Articles », lorsqu’il clique sur « Catégorie » il est mené vers une page qui lui donne la possibilité de rechercher les différentes catégories d’articles, il peut alors sélectionner une catégorie pour ensuite pouvoir la modifier / supprimer, il peut également ajouter de nouvelles catégories.</text:p>
      <text:p text:style-name="P9">Schématisation de la page de catégorie(s) du back-office</text:p>
      <text:p text:style-name="P12"/>
      <text:p text:style-name="P1"><draw:frame draw:style-name="fr1" draw:name="18" text:anchor-type="as-char" svg:width="20.884cm" style:rel-width="scale" svg:height="18.309cm" style:rel-height="scale" draw:z-index="17"><draw:object-ole xlink:href="./OleObj18" xlink:type="simple" xlink:show="embed" xlink:actuate="onLoad"/><draw:image xlink:href="./ObjectReplacements/OleObj18" xlink:type="simple" xlink:show="embed" xlink:actuate="onLoad"/></draw:frame></text:p>
      <text:p text:style-name="P12"/>
      <text:p text:style-name="P8">Page d'article du back-office</text:p>
      <text:p text:style-name="P18">Pré-requis : utilisateur habilité authentifié</text:p>
      <text:p text:style-name="P25"><text:soft-page-break/></text:p>
      <text:p text:style-name="P18">Lorsque l’utilisateur clique sur « Catalogue » un menu déroulant s’affiche avec 2 options, « Catégorie » et « Articles », lorsqu’il clique sur «Articles» il est mené vers une page qui lui donne la possibilité de rechercher les différents articles, il peut alors sélectionner un article pour ensuite pouvoir le modifier / supprimer, il peut également ajouter de nouveaux articles.</text:p>
      <text:p text:style-name="P9">Schématisation de la page d'article(s) (catalogue) du back-office</text:p>
      <text:p text:style-name="P1"><draw:frame draw:style-name="fr1" draw:name="19" text:anchor-type="as-char" svg:width="20.884cm" style:rel-width="scale" svg:height="20.197cm" style:rel-height="scale" draw:z-index="18"><draw:object-ole xlink:href="./OleObj19" xlink:type="simple" xlink:show="embed" xlink:actuate="onLoad"/><draw:image xlink:href="./ObjectReplacements/OleObj19" xlink:type="simple" xlink:show="embed" xlink:actuate="onLoad"/></draw:frame></text:p>
      <text:p text:style-name="P8">DICTIONNAIRE DES DONNÉES</text:p>
      <text:p text:style-name="P16"><text:soft-page-break/>Ce tableau va présenter toutes les données de la Base de Données de notre site.</text:p>
      <text:p text:style-name="P12"/>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7">Code</text:p>
          </table:table-cell>
          <table:table-cell table:style-name="Tableau2.B1" office:value-type="string">
            <text:p text:style-name="P27">Désignation</text:p>
          </table:table-cell>
          <table:table-cell table:style-name="Tableau2.C1" office:value-type="string">
            <text:p text:style-name="P27">Type</text:p>
          </table:table-cell>
          <table:table-cell table:style-name="Tableau2.D1" office:value-type="string">
            <text:p text:style-name="P27">Taille</text:p>
          </table:table-cell>
          <table:table-cell table:style-name="Tableau2.E1" office:value-type="string">
            <text:p text:style-name="P27">Null</text:p>
          </table:table-cell>
        </table:table-row>
        <table:table-row>
          <table:table-cell table:style-name="Tableau2.A2" office:value-type="string">
            <text:p text:style-name="P28">Id_client</text:p>
          </table:table-cell>
          <table:table-cell table:style-name="Tableau2.B2" office:value-type="string">
            <text:p text:style-name="P30">Id client</text:p>
          </table:table-cell>
          <table:table-cell table:style-name="Tableau2.C2" office:value-type="string">
            <text:p text:style-name="P3"><text:span text:style-name="T9">꜠Auto-inc</text:span></text:p>
          </table:table-cell>
          <table:table-cell table:style-name="Tableau2.D2" office:value-type="string">
            <text:p text:style-name="P24"/>
          </table:table-cell>
          <table:table-cell table:style-name="Tableau2.E2" office:value-type="string">
            <text:p text:style-name="P24"/>
          </table:table-cell>
        </table:table-row>
        <table:table-row>
          <table:table-cell table:style-name="Tableau2.A3" office:value-type="string">
            <text:p text:style-name="P29">Nom_client</text:p>
          </table:table-cell>
          <table:table-cell table:style-name="Tableau2.B3" office:value-type="string">
            <text:p text:style-name="P30">Nom du client</text:p>
          </table:table-cell>
          <table:table-cell table:style-name="Tableau2.C3" office:value-type="string">
            <text:p text:style-name="P31">VarChar</text:p>
          </table:table-cell>
          <table:table-cell table:style-name="Tableau2.D3" office:value-type="string">
            <text:p text:style-name="P31">50</text:p>
          </table:table-cell>
          <table:table-cell table:style-name="Tableau2.E3" office:value-type="string">
            <text:p text:style-name="P24"/>
          </table:table-cell>
        </table:table-row>
        <table:table-row>
          <table:table-cell table:style-name="Tableau2.A4" office:value-type="string">
            <text:p text:style-name="P29">Prenom_client</text:p>
          </table:table-cell>
          <table:table-cell table:style-name="Tableau2.B4" office:value-type="string">
            <text:p text:style-name="P30">Prénom du client</text:p>
          </table:table-cell>
          <table:table-cell table:style-name="Tableau2.C4" office:value-type="string">
            <text:p text:style-name="P31">VarChar</text:p>
          </table:table-cell>
          <table:table-cell table:style-name="Tableau2.D4" office:value-type="string">
            <text:p text:style-name="P31">30</text:p>
          </table:table-cell>
          <table:table-cell table:style-name="Tableau2.E4" office:value-type="string">
            <text:p text:style-name="P24"/>
          </table:table-cell>
        </table:table-row>
        <table:table-row>
          <table:table-cell table:style-name="Tableau2.A5" office:value-type="string">
            <text:p text:style-name="P29">Rue_client</text:p>
          </table:table-cell>
          <table:table-cell table:style-name="Tableau2.B5" office:value-type="string">
            <text:p text:style-name="P30">Rue où habite le client</text:p>
          </table:table-cell>
          <table:table-cell table:style-name="Tableau2.C5" office:value-type="string">
            <text:p text:style-name="P31">VarChar</text:p>
          </table:table-cell>
          <table:table-cell table:style-name="Tableau2.D5" office:value-type="string">
            <text:p text:style-name="P31">30</text:p>
          </table:table-cell>
          <table:table-cell table:style-name="Tableau2.E5" office:value-type="string">
            <text:p text:style-name="P24"/>
          </table:table-cell>
        </table:table-row>
        <table:table-row>
          <table:table-cell table:style-name="Tableau2.A6" office:value-type="string">
            <text:p text:style-name="P29">Cp_client</text:p>
          </table:table-cell>
          <table:table-cell table:style-name="Tableau2.B6" office:value-type="string">
            <text:p text:style-name="P30">Code postal du client</text:p>
          </table:table-cell>
          <table:table-cell table:style-name="Tableau2.C6" office:value-type="string">
            <text:p text:style-name="P31">VarChar</text:p>
          </table:table-cell>
          <table:table-cell table:style-name="Tableau2.D6" office:value-type="string">
            <text:p text:style-name="P31">10</text:p>
          </table:table-cell>
          <table:table-cell table:style-name="Tableau2.E6" office:value-type="string">
            <text:p text:style-name="P24"/>
          </table:table-cell>
        </table:table-row>
        <table:table-row>
          <table:table-cell table:style-name="Tableau2.A7" office:value-type="string">
            <text:p text:style-name="P29">Ville_client</text:p>
          </table:table-cell>
          <table:table-cell table:style-name="Tableau2.B7" office:value-type="string">
            <text:p text:style-name="P30">Ville du client</text:p>
          </table:table-cell>
          <table:table-cell table:style-name="Tableau2.C7" office:value-type="string">
            <text:p text:style-name="P31">VarChar</text:p>
          </table:table-cell>
          <table:table-cell table:style-name="Tableau2.D7" office:value-type="string">
            <text:p text:style-name="P31">30</text:p>
          </table:table-cell>
          <table:table-cell table:style-name="Tableau2.E7" office:value-type="string">
            <text:p text:style-name="P24"/>
          </table:table-cell>
        </table:table-row>
        <table:table-row>
          <table:table-cell table:style-name="Tableau2.A8" office:value-type="string">
            <text:p text:style-name="P29">Tel_client</text:p>
          </table:table-cell>
          <table:table-cell table:style-name="Tableau2.B8" office:value-type="string">
            <text:p text:style-name="P30">N° de téléphone fixe du client</text:p>
          </table:table-cell>
          <table:table-cell table:style-name="Tableau2.C8" office:value-type="string">
            <text:p text:style-name="P31">Num</text:p>
          </table:table-cell>
          <table:table-cell table:style-name="Tableau2.D8" office:value-type="string">
            <text:p text:style-name="P31">10</text:p>
          </table:table-cell>
          <table:table-cell table:style-name="Tableau2.E8" office:value-type="string">
            <text:p text:style-name="P24"/>
          </table:table-cell>
        </table:table-row>
        <table:table-row>
          <table:table-cell table:style-name="Tableau2.A9" office:value-type="string">
            <text:p text:style-name="P29">Tel_port_client</text:p>
          </table:table-cell>
          <table:table-cell table:style-name="Tableau2.B9" office:value-type="string">
            <text:p text:style-name="P30">N° de téléphone portable du client</text:p>
          </table:table-cell>
          <table:table-cell table:style-name="Tableau2.C9" office:value-type="string">
            <text:p text:style-name="P31">Numérique</text:p>
          </table:table-cell>
          <table:table-cell table:style-name="Tableau2.D9" office:value-type="string">
            <text:p text:style-name="P31">10</text:p>
          </table:table-cell>
          <table:table-cell table:style-name="Tableau2.E9" office:value-type="string">
            <text:p text:style-name="P24"/>
          </table:table-cell>
        </table:table-row>
        <table:table-row>
          <table:table-cell table:style-name="Tableau2.A10" office:value-type="string">
            <text:p text:style-name="P29">Email_client</text:p>
          </table:table-cell>
          <table:table-cell table:style-name="Tableau2.B10" office:value-type="string">
            <text:p text:style-name="P30">Adresse e-mail d'un inscrit</text:p>
          </table:table-cell>
          <table:table-cell table:style-name="Tableau2.C10" office:value-type="string">
            <text:p text:style-name="P31">VarChar</text:p>
          </table:table-cell>
          <table:table-cell table:style-name="Tableau2.D10" office:value-type="string">
            <text:p text:style-name="P31">30</text:p>
          </table:table-cell>
          <table:table-cell table:style-name="Tableau2.E10" office:value-type="string">
            <text:p text:style-name="P24"/>
          </table:table-cell>
        </table:table-row>
        <table:table-row>
          <table:table-cell table:style-name="Tableau2.A11" office:value-type="string">
            <text:p text:style-name="P29">Date_naissance</text:p>
            <text:p text:style-name="P29">_client</text:p>
          </table:table-cell>
          <table:table-cell table:style-name="Tableau2.B11" office:value-type="string">
            <text:p text:style-name="P30">Date de naissance d'un inscrit</text:p>
          </table:table-cell>
          <table:table-cell table:style-name="Tableau2.C11" office:value-type="string">
            <text:p text:style-name="P31">Date</text:p>
          </table:table-cell>
          <table:table-cell table:style-name="Tableau2.D11" office:value-type="string">
            <text:p text:style-name="P31">10</text:p>
          </table:table-cell>
          <table:table-cell table:style-name="Tableau2.E11" office:value-type="string">
            <text:p text:style-name="P24"/>
          </table:table-cell>
        </table:table-row>
        <table:table-row>
          <table:table-cell table:style-name="Tableau2.A12" office:value-type="string">
            <text:p text:style-name="P29">Solde_client</text:p>
          </table:table-cell>
          <table:table-cell table:style-name="Tableau2.B12" office:value-type="string">
            <text:p text:style-name="P30">Recharge bancaire du client</text:p>
          </table:table-cell>
          <table:table-cell table:style-name="Tableau2.C12" office:value-type="string">
            <text:p text:style-name="P31">Float</text:p>
          </table:table-cell>
          <table:table-cell table:style-name="Tableau2.D12" office:value-type="string">
            <text:p text:style-name="P24"/>
          </table:table-cell>
          <table:table-cell table:style-name="Tableau2.E12" office:value-type="string">
            <text:p text:style-name="P24"/>
          </table:table-cell>
        </table:table-row>
        <table:table-row>
          <table:table-cell table:style-name="Tableau2.A13" office:value-type="string">
            <text:p text:style-name="P28">Id_article</text:p>
          </table:table-cell>
          <table:table-cell table:style-name="Tableau2.B13" office:value-type="string">
            <text:p text:style-name="P30">Id d'un article</text:p>
          </table:table-cell>
          <table:table-cell table:style-name="Tableau2.C13" office:value-type="string">
            <text:p text:style-name="P31">Auto-inc</text:p>
          </table:table-cell>
          <table:table-cell table:style-name="Tableau2.D13" office:value-type="string">
            <text:p text:style-name="P24"/>
          </table:table-cell>
          <table:table-cell table:style-name="Tableau2.E13" office:value-type="string">
            <text:p text:style-name="P24"/>
          </table:table-cell>
        </table:table-row>
        <table:table-row>
          <table:table-cell table:style-name="Tableau2.A14" office:value-type="string">
            <text:p text:style-name="P29">Nom_article</text:p>
          </table:table-cell>
          <table:table-cell table:style-name="Tableau2.B14" office:value-type="string">
            <text:p text:style-name="P30">Nom de l'article</text:p>
          </table:table-cell>
          <table:table-cell table:style-name="Tableau2.C14" office:value-type="string">
            <text:p text:style-name="P31">VarChar</text:p>
          </table:table-cell>
          <table:table-cell table:style-name="Tableau2.D14" office:value-type="string">
            <text:p text:style-name="P31">50</text:p>
          </table:table-cell>
          <table:table-cell table:style-name="Tableau2.E14" office:value-type="string">
            <text:p text:style-name="P24"/>
          </table:table-cell>
        </table:table-row>
        <table:table-row>
          <table:table-cell table:style-name="Tableau2.A15" office:value-type="string">
            <text:p text:style-name="P29">Desc_article</text:p>
          </table:table-cell>
          <table:table-cell table:style-name="Tableau2.B15" office:value-type="string">
            <text:p text:style-name="P30">Description de l'article</text:p>
          </table:table-cell>
          <table:table-cell table:style-name="Tableau2.C15" office:value-type="string">
            <text:p text:style-name="P31">VarChar</text:p>
          </table:table-cell>
          <table:table-cell table:style-name="Tableau2.D15" office:value-type="string">
            <text:p text:style-name="P31">250</text:p>
          </table:table-cell>
          <table:table-cell table:style-name="Tableau2.E15" office:value-type="string">
            <text:p text:style-name="P24"/>
          </table:table-cell>
        </table:table-row>
        <table:table-row>
          <table:table-cell table:style-name="Tableau2.A16" office:value-type="string">
            <text:p text:style-name="P29">Prix_ht_article</text:p>
          </table:table-cell>
          <table:table-cell table:style-name="Tableau2.B16" office:value-type="string">
            <text:p text:style-name="P30">Prix Hors Taxes de l'article</text:p>
          </table:table-cell>
          <table:table-cell table:style-name="Tableau2.C16" office:value-type="string">
            <text:p text:style-name="P31">Float</text:p>
          </table:table-cell>
          <table:table-cell table:style-name="Tableau2.D16" office:value-type="string">
            <text:p text:style-name="P24"/>
          </table:table-cell>
          <table:table-cell table:style-name="Tableau2.E16" office:value-type="string">
            <text:p text:style-name="P24"/>
          </table:table-cell>
        </table:table-row>
        <table:table-row>
          <table:table-cell table:style-name="Tableau2.A17" office:value-type="string">
            <text:p text:style-name="P29">Stock_article</text:p>
          </table:table-cell>
          <table:table-cell table:style-name="Tableau2.B17" office:value-type="string">
            <text:p text:style-name="P30">Le stock de cet article</text:p>
          </table:table-cell>
          <table:table-cell table:style-name="Tableau2.C17" office:value-type="string">
            <text:p text:style-name="P31">Num</text:p>
          </table:table-cell>
          <table:table-cell table:style-name="Tableau2.D17" office:value-type="string">
            <text:p text:style-name="P31">10</text:p>
          </table:table-cell>
          <table:table-cell table:style-name="Tableau2.E17" office:value-type="string">
            <text:p text:style-name="P24"/>
          </table:table-cell>
        </table:table-row>
        <table:table-row>
          <table:table-cell table:style-name="Tableau2.A18" office:value-type="string">
            <text:p text:style-name="P29">Date_entree</text:p>
          </table:table-cell>
          <table:table-cell table:style-name="Tableau2.B18" office:value-type="string">
            <text:p text:style-name="P30">Date d'arrivée de l'article</text:p>
          </table:table-cell>
          <table:table-cell table:style-name="Tableau2.C18" office:value-type="string">
            <text:p text:style-name="P31">Date</text:p>
          </table:table-cell>
          <table:table-cell table:style-name="Tableau2.D18" office:value-type="string">
            <text:p text:style-name="P31">10</text:p>
          </table:table-cell>
          <table:table-cell table:style-name="Tableau2.E18" office:value-type="string">
            <text:p text:style-name="P24"/>
          </table:table-cell>
        </table:table-row>
        <table:table-row>
          <table:table-cell table:style-name="Tableau2.A19" office:value-type="string">
            <text:p text:style-name="P29">Date_sortie</text:p>
          </table:table-cell>
          <table:table-cell table:style-name="Tableau2.B19" office:value-type="string">
            <text:p text:style-name="P30">Date de sortie de l'article</text:p>
          </table:table-cell>
          <table:table-cell table:style-name="Tableau2.C19" office:value-type="string">
            <text:p text:style-name="P31">Date</text:p>
          </table:table-cell>
          <table:table-cell table:style-name="Tableau2.D19" office:value-type="string">
            <text:p text:style-name="P31">10</text:p>
          </table:table-cell>
          <table:table-cell table:style-name="Tableau2.E19" office:value-type="string">
            <text:p text:style-name="P24"/>
          </table:table-cell>
        </table:table-row>
        <table:table-row>
          <table:table-cell table:style-name="Tableau2.A20" office:value-type="string">
            <text:p text:style-name="P28">Id_fournisseur</text:p>
          </table:table-cell>
          <table:table-cell table:style-name="Tableau2.B20" office:value-type="string">
            <text:p text:style-name="P30">Id du fournisseur</text:p>
          </table:table-cell>
          <table:table-cell table:style-name="Tableau2.C20" office:value-type="string">
            <text:p text:style-name="P31">Auto-inc</text:p>
          </table:table-cell>
          <table:table-cell table:style-name="Tableau2.D20" office:value-type="string">
            <text:p text:style-name="P24"/>
          </table:table-cell>
          <table:table-cell table:style-name="Tableau2.E20" office:value-type="string">
            <text:p text:style-name="P24"/>
          </table:table-cell>
        </table:table-row>
        <table:table-row>
          <table:table-cell table:style-name="Tableau2.A21" office:value-type="string">
            <text:p text:style-name="P29">Nom_fournisseur</text:p>
          </table:table-cell>
          <table:table-cell table:style-name="Tableau2.B21" office:value-type="string">
            <text:p text:style-name="P30">Nom du fournisseur</text:p>
          </table:table-cell>
          <table:table-cell table:style-name="Tableau2.C21" office:value-type="string">
            <text:p text:style-name="P31">VarChar</text:p>
          </table:table-cell>
          <table:table-cell table:style-name="Tableau2.D21" office:value-type="string">
            <text:p text:style-name="P31">50</text:p>
          </table:table-cell>
          <table:table-cell table:style-name="Tableau2.E21" office:value-type="string">
            <text:p text:style-name="P24"/>
          </table:table-cell>
        </table:table-row>
        <table:table-row>
          <table:table-cell table:style-name="Tableau2.A22" office:value-type="string">
            <text:p text:style-name="P32">Prénom_fournisseur</text:p>
          </table:table-cell>
          <table:table-cell table:style-name="Tableau2.B22" office:value-type="string">
            <text:p text:style-name="P30">Prénom du fournisseur</text:p>
          </table:table-cell>
          <table:table-cell table:style-name="Tableau2.C22" office:value-type="string">
            <text:p text:style-name="P31">VarChar</text:p>
          </table:table-cell>
          <table:table-cell table:style-name="Tableau2.D22" office:value-type="string">
            <text:p text:style-name="P31">30</text:p>
          </table:table-cell>
          <table:table-cell table:style-name="Tableau2.E22" office:value-type="string">
            <text:p text:style-name="P24"/>
          </table:table-cell>
        </table:table-row>
        <table:table-row>
          <table:table-cell table:style-name="Tableau2.A23" office:value-type="string">
            <text:p text:style-name="P29">Rue_fournisseur</text:p>
          </table:table-cell>
          <table:table-cell table:style-name="Tableau2.B23" office:value-type="string">
            <text:p text:style-name="P30">Rue du fournisseur</text:p>
          </table:table-cell>
          <table:table-cell table:style-name="Tableau2.C23" office:value-type="string">
            <text:p text:style-name="P31">VarChar</text:p>
          </table:table-cell>
          <table:table-cell table:style-name="Tableau2.D23" office:value-type="string">
            <text:p text:style-name="P31">30</text:p>
          </table:table-cell>
          <table:table-cell table:style-name="Tableau2.E23" office:value-type="string">
            <text:p text:style-name="P24"/>
          </table:table-cell>
        </table:table-row>
        <table:table-row>
          <table:table-cell table:style-name="Tableau2.A24" office:value-type="string">
            <text:p text:style-name="P29">CP_fournisseur</text:p>
          </table:table-cell>
          <table:table-cell table:style-name="Tableau2.B24" office:value-type="string">
            <text:p text:style-name="P30">Code postal du fournisseur</text:p>
          </table:table-cell>
          <table:table-cell table:style-name="Tableau2.C24" office:value-type="string">
            <text:p text:style-name="P31">VarChar</text:p>
          </table:table-cell>
          <table:table-cell table:style-name="Tableau2.D24" office:value-type="string">
            <text:p text:style-name="P31">10</text:p>
          </table:table-cell>
          <table:table-cell table:style-name="Tableau2.E24" office:value-type="string">
            <text:p text:style-name="P24"/>
          </table:table-cell>
        </table:table-row>
        <table:table-row>
          <table:table-cell table:style-name="Tableau2.A25" office:value-type="string">
            <text:p text:style-name="P29">Ville_fournisseur</text:p>
          </table:table-cell>
          <table:table-cell table:style-name="Tableau2.B25" office:value-type="string">
            <text:p text:style-name="P30">Ville fournisseur</text:p>
          </table:table-cell>
          <table:table-cell table:style-name="Tableau2.C25" office:value-type="string">
            <text:p text:style-name="P31">VarChar</text:p>
          </table:table-cell>
          <table:table-cell table:style-name="Tableau2.D25" office:value-type="string">
            <text:p text:style-name="P31">30</text:p>
          </table:table-cell>
          <table:table-cell table:style-name="Tableau2.E25" office:value-type="string">
            <text:p text:style-name="P24"/>
          </table:table-cell>
        </table:table-row>
        <table:table-row>
          <table:table-cell table:style-name="Tableau2.A26" office:value-type="string">
            <text:p text:style-name="P29">Tel_fournisseur</text:p>
          </table:table-cell>
          <table:table-cell table:style-name="Tableau2.B26" office:value-type="string">
            <text:p text:style-name="P30">Téléphone du fournisseur</text:p>
          </table:table-cell>
          <table:table-cell table:style-name="Tableau2.C26" office:value-type="string">
            <text:p text:style-name="P31">Num</text:p>
          </table:table-cell>
          <table:table-cell table:style-name="Tableau2.D26" office:value-type="string">
            <text:p text:style-name="P31">10</text:p>
          </table:table-cell>
          <table:table-cell table:style-name="Tableau2.E26" office:value-type="string">
            <text:p text:style-name="P24"/>
          </table:table-cell>
        </table:table-row>
        <table:table-row>
          <table:table-cell table:style-name="Tableau2.A27" office:value-type="string">
            <text:p text:style-name="P29">Tel_port</text:p>
            <text:p text:style-name="P29">_fournisseur</text:p>
          </table:table-cell>
          <table:table-cell table:style-name="Tableau2.B27" office:value-type="string">
            <text:p text:style-name="P30">Portable du fournisseur</text:p>
          </table:table-cell>
          <table:table-cell table:style-name="Tableau2.C27" office:value-type="string">
            <text:p text:style-name="P31">Num</text:p>
          </table:table-cell>
          <table:table-cell table:style-name="Tableau2.D27" office:value-type="string">
            <text:p text:style-name="P31">10</text:p>
          </table:table-cell>
          <table:table-cell table:style-name="Tableau2.E27" office:value-type="string">
            <text:p text:style-name="P24"/>
          </table:table-cell>
        </table:table-row>
        <table:table-row>
          <table:table-cell table:style-name="Tableau2.A28" office:value-type="string">
            <text:p text:style-name="P29">email_fournisseur</text:p>
          </table:table-cell>
          <table:table-cell table:style-name="Tableau2.B28" office:value-type="string">
            <text:p text:style-name="P30">Email du fournisseur</text:p>
          </table:table-cell>
          <table:table-cell table:style-name="Tableau2.C28" office:value-type="string">
            <text:p text:style-name="P31">VarChar</text:p>
          </table:table-cell>
          <table:table-cell table:style-name="Tableau2.D28" office:value-type="string">
            <text:p text:style-name="P31">30</text:p>
          </table:table-cell>
          <table:table-cell table:style-name="Tableau2.E28" office:value-type="string">
            <text:p text:style-name="P24"/>
          </table:table-cell>
        </table:table-row>
        <table:table-row>
          <table:table-cell table:style-name="Tableau2.A29" office:value-type="string">
            <text:p text:style-name="P28">Id_promotion</text:p>
          </table:table-cell>
          <table:table-cell table:style-name="Tableau2.B29" office:value-type="string">
            <text:p text:style-name="P30">Id de la promotion</text:p>
          </table:table-cell>
          <table:table-cell table:style-name="Tableau2.C29" office:value-type="string">
            <text:p text:style-name="P31">Auto-inc</text:p>
          </table:table-cell>
          <table:table-cell table:style-name="Tableau2.D29" office:value-type="string">
            <text:p text:style-name="P24"/>
          </table:table-cell>
          <table:table-cell table:style-name="Tableau2.E29" office:value-type="string">
            <text:p text:style-name="P24"/>
          </table:table-cell>
        </table:table-row>
        <table:table-row>
          <table:table-cell table:style-name="Tableau2.A30" office:value-type="string">
            <text:p text:style-name="P29">Code_promotion</text:p>
          </table:table-cell>
          <table:table-cell table:style-name="Tableau2.B30" office:value-type="string">
            <text:p text:style-name="P30">Code de la promotion</text:p>
          </table:table-cell>
          <table:table-cell table:style-name="Tableau2.C30" office:value-type="string">
            <text:p text:style-name="P31">Num</text:p>
          </table:table-cell>
          <table:table-cell table:style-name="Tableau2.D30" office:value-type="string">
            <text:p text:style-name="P31">10</text:p>
          </table:table-cell>
          <table:table-cell table:style-name="Tableau2.E30" office:value-type="string">
            <text:p text:style-name="P24"/>
          </table:table-cell>
        </table:table-row>
        <table:table-row>
          <table:table-cell table:style-name="Tableau2.A31" office:value-type="string">
            <text:p text:style-name="P29">Date_debut</text:p>
            <text:p text:style-name="P29">_promotion</text:p>
          </table:table-cell>
          <table:table-cell table:style-name="Tableau2.B31" office:value-type="string">
            <text:p text:style-name="P30">Date de début de la promotion</text:p>
          </table:table-cell>
          <table:table-cell table:style-name="Tableau2.C31" office:value-type="string">
            <text:p text:style-name="P31">Date</text:p>
          </table:table-cell>
          <table:table-cell table:style-name="Tableau2.D31" office:value-type="string">
            <text:p text:style-name="P31">10</text:p>
          </table:table-cell>
          <table:table-cell table:style-name="Tableau2.E31" office:value-type="string">
            <text:p text:style-name="P24"/>
          </table:table-cell>
        </table:table-row>
        <table:table-row>
          <table:table-cell table:style-name="Tableau2.A32" office:value-type="string">
            <text:p text:style-name="P29">Date_fin</text:p>
            <text:p text:style-name="P29">_promotion</text:p>
          </table:table-cell>
          <table:table-cell table:style-name="Tableau2.B32" office:value-type="string">
            <text:p text:style-name="P30">Date de fin de la promotion</text:p>
          </table:table-cell>
          <table:table-cell table:style-name="Tableau2.C32" office:value-type="string">
            <text:p text:style-name="P31">Date</text:p>
          </table:table-cell>
          <table:table-cell table:style-name="Tableau2.D32" office:value-type="string">
            <text:p text:style-name="P31">10</text:p>
          </table:table-cell>
          <table:table-cell table:style-name="Tableau2.E32" office:value-type="string">
            <text:p text:style-name="P24"/>
          </table:table-cell>
        </table:table-row>
        <table:table-row>
          <table:table-cell table:style-name="Tableau2.A33" office:value-type="string">
            <text:p text:style-name="P28">Id_categorie</text:p>
          </table:table-cell>
          <table:table-cell table:style-name="Tableau2.B33" office:value-type="string">
            <text:p text:style-name="P30">Id de la catégorie</text:p>
          </table:table-cell>
          <table:table-cell table:style-name="Tableau2.C33" office:value-type="string">
            <text:p text:style-name="P31">Auto-inc</text:p>
          </table:table-cell>
          <table:table-cell table:style-name="Tableau2.D33" office:value-type="string">
            <text:p text:style-name="P24"/>
          </table:table-cell>
          <table:table-cell table:style-name="Tableau2.E33" office:value-type="string">
            <text:p text:style-name="P24"/>
          </table:table-cell>
        </table:table-row>
        <text:soft-page-break/>
        <table:table-row>
          <table:table-cell table:style-name="Tableau2.A34" office:value-type="string">
            <text:p text:style-name="P29">Type_categorie</text:p>
          </table:table-cell>
          <table:table-cell table:style-name="Tableau2.B34" office:value-type="string">
            <text:p text:style-name="P30">Type de la catégorie</text:p>
          </table:table-cell>
          <table:table-cell table:style-name="Tableau2.C34" office:value-type="string">
            <text:p text:style-name="P31">VarChar</text:p>
          </table:table-cell>
          <table:table-cell table:style-name="Tableau2.D34" office:value-type="string">
            <text:p text:style-name="P31">30</text:p>
          </table:table-cell>
          <table:table-cell table:style-name="Tableau2.E34" office:value-type="string">
            <text:p text:style-name="P24"/>
          </table:table-cell>
        </table:table-row>
        <table:table-row>
          <table:table-cell table:style-name="Tableau2.A35" office:value-type="string">
            <text:p text:style-name="P28">Id_commande</text:p>
          </table:table-cell>
          <table:table-cell table:style-name="Tableau2.B35" office:value-type="string">
            <text:p text:style-name="P30">Id de la commande</text:p>
          </table:table-cell>
          <table:table-cell table:style-name="Tableau2.C35" office:value-type="string">
            <text:p text:style-name="P31">Auto-inc</text:p>
          </table:table-cell>
          <table:table-cell table:style-name="Tableau2.D35" office:value-type="string">
            <text:p text:style-name="P24"/>
          </table:table-cell>
          <table:table-cell table:style-name="Tableau2.E35" office:value-type="string">
            <text:p text:style-name="P24"/>
          </table:table-cell>
        </table:table-row>
        <table:table-row>
          <table:table-cell table:style-name="Tableau2.A36" office:value-type="string">
            <text:p text:style-name="P29">Reference</text:p>
            <text:p text:style-name="P29">_commande</text:p>
          </table:table-cell>
          <table:table-cell table:style-name="Tableau2.B36" office:value-type="string">
            <text:p text:style-name="P30">Référence de la commande</text:p>
          </table:table-cell>
          <table:table-cell table:style-name="Tableau2.C36" office:value-type="string">
            <text:p text:style-name="P31">VarChar</text:p>
          </table:table-cell>
          <table:table-cell table:style-name="Tableau2.D36" office:value-type="string">
            <text:p text:style-name="P31">10</text:p>
          </table:table-cell>
          <table:table-cell table:style-name="Tableau2.E36" office:value-type="string">
            <text:p text:style-name="P24"/>
          </table:table-cell>
        </table:table-row>
        <table:table-row>
          <table:table-cell table:style-name="Tableau2.A37" office:value-type="string">
            <text:p text:style-name="P29">Date_commande</text:p>
          </table:table-cell>
          <table:table-cell table:style-name="Tableau2.B37" office:value-type="string">
            <text:p text:style-name="P30">Date de la commande</text:p>
          </table:table-cell>
          <table:table-cell table:style-name="Tableau2.C37" office:value-type="string">
            <text:p text:style-name="P31">Date</text:p>
          </table:table-cell>
          <table:table-cell table:style-name="Tableau2.D37" office:value-type="string">
            <text:p text:style-name="P31">10</text:p>
          </table:table-cell>
          <table:table-cell table:style-name="Tableau2.E37" office:value-type="string">
            <text:p text:style-name="P24"/>
          </table:table-cell>
        </table:table-row>
      </table:table>
      <text:p text:style-name="P4"/>
      <text:p text:style-name="P8">DÉ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4T09:17:35.321000000</dc:date>
    <meta:editing-duration>PT12S</meta:editing-duration>
    <meta:editing-cycles>1</meta:editing-cycles>
    <meta:document-statistic meta:table-count="2" meta:image-count="0" meta:object-count="19" meta:page-count="29" meta:paragraph-count="369" meta:word-count="3723" meta:character-count="22815" meta:non-whitespace-character-count="19388"/>
    <meta:generator>LibreOffice/6.2.3.2$Windows_X86_64 LibreOffice_project/aecc05fe267cc68dde00352a451aa867b3b546ac</meta:generator>
  </office:meta>
</office:document-meta>
</file>